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svg:stroke-linecap="round" draw:fill-color="#3333ff" fo:min-height="3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7.133cm"/>
    </style:style>
    <style:style style:name="gr1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19" style:family="graphic" style:parent-style-name="standard">
      <style:graphic-properties draw:stroke="none" draw:stroke-dash="Fine_20_Dashed" svg:stroke-color="#000000" draw:fill-color="#cccccc" draw:opacity="100%" draw:textarea-horizontal-align="justify" draw:textarea-vertical-align="middle" draw:auto-grow-height="false" fo:min-height="3.65cm" fo:min-width="37.3cm" draw:shadow-opacity="100%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 fo:min-height="1.636cm" fo:min-width="1.384cm"/>
    </style:style>
    <style:style style:name="gr21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4cm"/>
    </style:style>
    <style:style style:name="gr22" style:family="graphic" style:parent-style-name="standard">
      <style:graphic-properties svg:stroke-color="#000000" draw:fill-color="#66ccff" draw:textarea-horizontal-align="justify" draw:textarea-vertical-align="middle" draw:auto-grow-height="false" fo:min-height="1.636cm" fo:min-width="1.385cm"/>
    </style:style>
    <style:style style:name="gr23" style:family="graphic" style:parent-style-name="standard">
      <style:graphic-properties svg:stroke-color="#000000" draw:fill-color="#66ccff" draw:textarea-horizontal-align="justify" draw:textarea-vertical-align="middle" draw:auto-grow-height="false" fo:min-height="1.638cm" fo:min-width="1.386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132cm" fo:min-width="1.833cm"/>
    </style:style>
    <style:style style:name="gr25" style:family="graphic" style:parent-style-name="standard">
      <style:graphic-properties svg:stroke-color="#000000" draw:fill-color="#ff9999" draw:textarea-horizontal-align="justify" draw:textarea-vertical-align="middle" draw:auto-grow-height="false" fo:min-height="2.179cm" fo:min-width="1.905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532cm" fo:min-width="1.279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1.637cm" fo:min-width="1.385cm"/>
    </style:style>
    <style:style style:name="gr29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5cm"/>
    </style:style>
    <style:style style:name="gr30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3cm" fo:min-width="11.372cm" draw:shadow-opacity="100%"/>
    </style:style>
    <style:style style:name="gr31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1.697cm" fo:min-width="11.372cm" draw:shadow-opacity="100%"/>
    </style:style>
    <style:style style:name="gr32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4cm" fo:min-width="11.372cm" draw:shadow-opacity="100%"/>
    </style:style>
    <style:style style:name="gr33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2.35cm" fo:min-width="11.372cm" draw:shadow-opacity="100%"/>
    </style:style>
    <style:style style:name="gr34" style:family="graphic" style:parent-style-name="standard">
      <style:graphic-properties svg:stroke-color="#000000" svg:stroke-linecap="round" draw:fill-color="#3333ff" fo:min-height="3.15cm"/>
    </style:style>
    <style:style style:name="gr35" style:family="graphic" style:parent-style-name="standard">
      <style:graphic-properties svg:stroke-color="#000000" svg:stroke-linecap="round" draw:fill-color="#3333ff" fo:min-height="3.159cm"/>
    </style:style>
    <style:style style:name="gr36" style:family="graphic" style:parent-style-name="standard">
      <style:graphic-properties svg:stroke-color="#000000" svg:stroke-linecap="round" draw:fill-color="#3333ff" fo:min-height="3.799cm"/>
    </style:style>
    <style:style style:name="gr37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vertical-align="middle" draw:auto-grow-height="false" fo:min-height="5.65cm" fo:min-width="5.5cm" fo:padding-top="0.275cm" fo:padding-bottom="0.275cm" fo:padding-left="0.4cm" fo:padding-right="0.4cm" draw:shadow-opacity="100%"/>
    </style:style>
    <style:style style:name="gr38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8cm" fo:min-width="6.5cm" fo:padding-top="0.275cm" fo:padding-bottom="0.275cm" fo:padding-left="0.4cm" fo:padding-right="0.4cm" draw:shadow-opacity="100%"/>
    </style:style>
    <style:style style:name="gr39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cm" fo:padding-top="0.275cm" fo:padding-bottom="0.275cm" fo:padding-left="0.4cm" fo:padding-right="0.4cm" draw:shadow-opacity="100%"/>
    </style:style>
    <style:style style:name="gr40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0.997cm" fo:min-width="26.537cm" fo:padding-top="0.275cm" fo:padding-bottom="0.275cm" fo:padding-left="0.4cm" fo:padding-right="0.4cm" draw:shadow-opacity="100%"/>
    </style:style>
    <style:style style:name="gr41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49cm" fo:padding-top="0.275cm" fo:padding-bottom="0.275cm" fo:padding-left="0.4cm" fo:padding-right="0.4cm" draw:shadow-opacity="100%"/>
    </style:style>
    <style:style style:name="gr42" style:family="graphic" style:parent-style-name="standard" style:list-style-name="L2">
      <style:graphic-properties draw:stroke="solid" svg:stroke-color="#000000" draw:fill-color="#b2b2b2" draw:textarea-horizontal-align="justify" draw:textarea-vertical-align="middle" draw:auto-grow-height="false" fo:min-height="4.793cm" fo:min-width="10.379cm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0.638cm" fo:min-width="0.389cm"/>
    </style:style>
    <style:style style:name="gr44" style:family="graphic" style:parent-style-name="standard">
      <style:graphic-properties svg:stroke-color="#000000" draw:fill-color="#ff9999" draw:textarea-horizontal-align="justify" draw:textarea-vertical-align="middle" draw:auto-grow-height="false" fo:min-height="0.639cm" fo:min-width="0.389cm"/>
    </style:style>
    <style:style style:name="gr45" style:family="graphic" style:parent-style-name="standard">
      <style:graphic-properties svg:stroke-color="#000000" draw:fill-color="#66ccff" draw:textarea-horizontal-align="justify" draw:textarea-vertical-align="middle" draw:auto-grow-height="false" fo:min-height="0.638cm" fo:min-width="0.389cm"/>
    </style:style>
    <style:style style:name="gr46" style:family="graphic" style:parent-style-name="standard">
      <style:graphic-properties draw:stroke="none" svg:stroke-color="#000000" draw:fill="none" draw:fill-color="#ffffff" fo:min-height="10.027cm"/>
    </style:style>
    <style:style style:name="gr47" style:family="graphic" style:parent-style-name="standard" style:list-style-name="L2">
      <style:graphic-properties draw:stroke="none" draw:fill-color="#cccccc" draw:textarea-horizontal-align="justify" draw:textarea-vertical-align="middle" draw:auto-grow-height="false" fo:min-height="5.915cm" fo:min-width="7.8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335cm" fo:min-width="0.156cm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-color="#cccccc" draw:textarea-horizontal-align="justify" draw:textarea-vertical-align="middle" draw:auto-grow-height="false" fo:min-height="0.893cm" fo:min-width="3.8cm"/>
    </style:style>
    <style:style style:name="gr50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52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6.679cm"/>
    </style:style>
    <style:style style:name="gr53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7.879cm"/>
    </style:style>
    <style:style style:name="gr54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4.65cm" fo:min-width="24.2cm" draw:shadow-opacity="100%"/>
    </style:style>
    <style:style style:name="gr55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7.25cm" fo:min-width="15.1cm" draw:shadow-opacity="100%"/>
    </style:style>
    <style:style style:name="gr5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5.4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59cm" fo:min-width="0cm"/>
    </style:style>
    <style:style style:name="gr58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8.7cm"/>
    </style:style>
    <style:style style:name="gr59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3.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5cm" fo:min-width="0cm"/>
    </style:style>
    <style:style style:name="gr61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3.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9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cm" fo:min-width="0cm"/>
    </style:style>
    <style:style style:name="gr65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4.8cm"/>
    </style:style>
    <style:style style:name="gr6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2.8cm"/>
    </style:style>
    <style:style style:name="gr67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40.961cm" style:use-optimal-column-width="false"/>
    </style:style>
    <style:style style:name="co2" style:family="table-column">
      <style:table-column-properties style:column-width="40.723cm" style:use-optimal-column-width="false"/>
    </style:style>
    <style:style style:name="co3" style:family="table-column">
      <style:table-column-properties style:column-width="4.247cm" style:use-optimal-column-width="false"/>
    </style:style>
    <style:style style:name="co4" style:family="table-column">
      <style:table-column-properties style:column-width="4.02cm" style:use-optimal-column-width="false"/>
    </style:style>
    <style:style style:name="ro1" style:family="table-row">
      <style:table-row-properties style:row-height="24.429cm"/>
    </style:style>
    <style:style style:name="ro2" style:family="table-row">
      <style:table-row-properties style:row-height="24.574cm"/>
    </style:style>
    <style:style style:name="ro3" style:family="table-row">
      <style:table-row-properties style:row-height="24.594cm"/>
    </style:style>
    <style:style style:name="ro4" style:family="table-row">
      <style:table-row-properties style:row-height="2.793cm"/>
    </style:style>
    <style:style style:name="ro5" style:family="table-row">
      <style:table-row-properties style:row-height="1.527cm"/>
    </style:style>
    <style:style style:name="ce1" style:family="table-cell">
      <loext:graphic-properties draw:fill-color="#ffffff"/>
      <style:paragraph-properties fo:border-left="1.13pt solid #000000" fo:border-right="none" fo:border-top="1.13pt solid #000000" fo:border-bottom="1.13pt solid #000000"/>
    </style:style>
    <style:style style:name="ce2" style:family="table-cell">
      <loext:graphic-properties draw:fill-color="#ffffff"/>
      <style:paragraph-properties fo:border="1.13pt solid #000000"/>
    </style:style>
    <style:style style:name="ce3" style:family="table-cell">
      <loext:graphic-properties draw:fill-color="#ccffff"/>
      <style:paragraph-properties fo:border-left="1.13pt solid #000000" fo:border-right="1.13pt solid #000000" fo:border-top="none" fo:border-bottom="1.13pt solid #000000"/>
      <style:text-properties style:use-window-font-color="true" fo:font-size="18pt" style:font-size-asian="18pt" style:font-size-complex="18pt"/>
    </style:style>
    <style:style style:name="ce4" style:family="table-cell">
      <loext:graphic-properties draw:fill-color="#99ffcc"/>
      <style:paragraph-properties fo:border="1.13pt solid #000000"/>
      <style:text-properties style:use-window-font-color="true" fo:font-size="18pt" style:font-size-asian="18pt" style:font-size-complex="18pt"/>
    </style:style>
    <style:style style:name="ce5" style:family="table-cell">
      <loext:graphic-properties draw:fill-color="#ccffff"/>
      <style:paragraph-properties fo:border="1.13pt solid #000000"/>
      <style:text-properties style:use-window-font-color="true"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="1.13pt solid #000000"/>
    </style:style>
    <style:style style:name="ce7" style:family="table-cell">
      <style:paragraph-properties fo:text-align="center"/>
      <style:text-properties fo:font-size="32pt" style:font-size-asian="18pt" style:font-size-complex="18pt"/>
    </style:style>
    <style:style style:name="ce8" style:family="table-cell">
      <style:paragraph-properties fo:text-align="center"/>
      <style:text-properties style:use-window-font-color="true" fo:font-size="32pt" style:text-underline-style="solid" style:text-underline-width="auto" style:text-underline-color="font-color" fo:background-color="transparent" style:font-size-asian="18pt" style:font-size-complex="18pt"/>
    </style:style>
    <style:style style:name="ce9" style:family="table-cell">
      <style:paragraph-properties fo:text-align="center"/>
      <style:text-properties fo:font-size="32pt" style:text-underline-style="solid" style:text-underline-width="auto" style:text-underline-color="font-color" style:font-size-asian="18pt" style:font-size-complex="18pt"/>
    </style:style>
    <style:style style:name="ce10" style:family="table-cell">
      <style:paragraph-properties fo:text-align="center"/>
      <style:text-properties fo:font-size="32pt" style:text-underline-style="none" style:font-size-asian="18pt" style:font-size-complex="18pt"/>
    </style:style>
    <style:style style:name="P1" style:family="paragraph">
      <loext:graphic-properties draw:fill-color="#808080"/>
      <style:paragraph-properties fo:text-align="center"/>
      <style:text-properties fo:language="en" fo:country="US"/>
    </style:style>
    <style:style style:name="P2" style:family="paragraph">
      <loext:graphic-properties draw:fill-color="#ffffff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6" style:family="paragraph">
      <loext:graphic-properties draw:fill-color="#ffff66"/>
      <style:paragraph-properties fo:text-align="center"/>
      <style:text-properties fo:language="en" fo:country="US"/>
    </style:style>
    <style:style style:name="P7" style:family="paragraph">
      <loext:graphic-properties draw:fill-color="#3333ff"/>
      <style:text-properties fo:font-size="40pt" fo:language="en" fo:country="US" style:font-size-asian="18pt" style:font-size-complex="18pt"/>
    </style:style>
    <style:style style:name="P8" style:family="paragraph">
      <loext:graphic-properties draw:fill-color="#ffcc00"/>
      <style:paragraph-properties fo:text-align="center"/>
      <style:text-properties fo:language="en" fo:country="US"/>
    </style:style>
    <style:style style:name="P9" style:family="paragraph">
      <loext:graphic-properties draw:fill-color="#3333ff"/>
      <style:text-properties fo:font-size="32pt" fo:language="en" fo:country="US"/>
    </style:style>
    <style:style style:name="P10" style:family="paragraph">
      <loext:graphic-properties draw:fill-color="#808080"/>
      <style:paragraph-properties fo:text-align="center"/>
      <style:text-properties fo:font-size="20pt" fo:language="en" fo:country="US"/>
    </style:style>
    <style:style style:name="P11" style:family="paragraph">
      <loext:graphic-properties draw:fill-color="#ffffff"/>
      <style:paragraph-properties fo:text-align="center"/>
      <style:text-properties fo:font-size="20pt" fo:language="en" fo:country="US"/>
    </style:style>
    <style:style style:name="P12" style:family="paragraph">
      <loext:graphic-properties draw:fill="none"/>
      <style:paragraph-properties fo:text-align="center"/>
      <style:text-properties fo:font-size="20pt" fo:language="en" fo:country="US"/>
    </style:style>
    <style:style style:name="P13" style:family="paragraph">
      <style:paragraph-properties fo:text-align="center"/>
      <style:text-properties fo:font-size="20pt" fo:language="en" fo:country="US" style:font-size-asian="14pt" style:font-size-complex="14pt"/>
    </style:style>
    <style:style style:name="P14" style:family="paragraph">
      <loext:graphic-properties draw:fill-color="#ffff66"/>
      <style:paragraph-properties fo:text-align="center"/>
      <style:text-properties fo:font-size="20pt" fo:language="en" fo:country="US" style:font-size-asian="20pt" style:font-size-complex="20pt"/>
    </style:style>
    <style:style style:name="P15" style:family="paragraph">
      <loext:graphic-properties draw:fill-color="#ffff66"/>
      <style:paragraph-properties fo:text-align="center"/>
      <style:text-properties fo:font-size="20pt" fo:language="en" fo:country="US"/>
    </style:style>
    <style:style style:name="P16" style:family="paragraph">
      <loext:graphic-properties draw:fill-color="#ffff66"/>
      <style:paragraph-properties fo:text-align="center"/>
      <style:text-properties fo:font-size="20pt" fo:language="en" fo:country="US" style:font-size-asian="18pt" style:font-size-complex="18pt"/>
    </style:style>
    <style:style style:name="P17" style:family="paragraph">
      <loext:graphic-properties draw:fill-color="#999999"/>
      <style:paragraph-properties fo:text-align="center"/>
      <style:text-properties fo:language="en" fo:country="US"/>
    </style:style>
    <style:style style:name="P18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style:paragraph-properties fo:text-align="center"/>
      <style:text-properties fo:font-size="32pt" style:font-size-asian="18pt" style:font-size-complex="18pt"/>
    </style:style>
    <style:style style:name="P21" style:family="paragraph">
      <style:paragraph-properties fo:text-align="center"/>
      <style:text-properties fo:font-size="32pt" style:text-underline-style="none" style:font-size-asian="18pt" style:font-size-complex="18pt"/>
    </style:style>
    <style:style style:name="P22" style:family="paragraph">
      <style:paragraph-properties fo:text-align="center"/>
      <style:text-properties fo:font-size="32pt" style:text-underline-style="solid" style:text-underline-width="auto" style:text-underline-color="font-color" style:font-size-asian="18pt" style:font-size-complex="18pt"/>
    </style:style>
    <style:style style:name="P23" style:family="paragraph">
      <loext:graphic-properties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24" style:family="paragraph">
      <loext:graphic-properties draw:fill-color="#999999"/>
      <style:paragraph-properties fo:text-align="center"/>
      <style:text-properties fo:font-size="22pt" fo:language="en" fo:country="US" style:font-size-asian="15pt" style:font-size-complex="15pt"/>
    </style:style>
    <style:style style:name="P25" style:family="paragraph">
      <loext:graphic-properties draw:fill-color="#66ccff"/>
      <style:paragraph-properties fo:text-align="center"/>
      <style:text-properties fo:font-size="24pt" fo:language="en" fo:country="US" style:font-size-asian="15pt" style:font-size-complex="15pt"/>
    </style:style>
    <style:style style:name="P26" style:family="paragraph">
      <loext:graphic-properties draw:fill-color="#66ccff"/>
      <style:paragraph-properties fo:text-align="center"/>
      <style:text-properties fo:font-size="26pt" fo:language="en" fo:country="US" style:font-size-asian="15pt" style:font-size-complex="15pt"/>
    </style:style>
    <style:style style:name="P27" style:family="paragraph">
      <loext:graphic-properties draw:fill-color="#ff9999"/>
      <style:paragraph-properties fo:text-align="center"/>
      <style:text-properties fo:font-size="26pt" fo:language="en" fo:country="US" style:font-size-asian="15pt" style:font-size-complex="15pt"/>
    </style:style>
    <style:style style:name="P28" style:family="paragraph">
      <loext:graphic-properties draw:fill-color="#ff9999"/>
      <style:paragraph-properties fo:text-align="center"/>
      <style:text-properties fo:font-size="24pt" fo:language="en" fo:country="US" style:font-size-asian="15pt" style:font-size-complex="15pt"/>
    </style:style>
    <style:style style:name="P29" style:family="paragraph">
      <loext:graphic-properties draw:fill="none"/>
      <style:paragraph-properties fo:text-align="center"/>
      <style:text-properties fo:font-size="18pt" fo:language="en" fo:country="US" style:font-size-asian="15pt" style:font-size-complex="15pt"/>
    </style:style>
    <style:style style:name="P30" style:family="paragraph">
      <loext:graphic-properties draw:fill="none"/>
      <style:paragraph-properties fo:text-align="center"/>
      <style:text-properties fo:font-size="18pt" fo:language="en" fo:country="US"/>
    </style:style>
    <style:style style:name="P31" style:family="paragraph">
      <loext:graphic-properties draw:fill-color="#b2b2b2" draw:opacity="100%"/>
      <style:paragraph-properties fo:text-align="center"/>
      <style:text-properties fo:font-size="24pt" fo:language="en" fo:country="US" style:font-size-asian="18pt" style:font-size-complex="18pt"/>
    </style:style>
    <style:style style:name="P32" style:family="paragraph">
      <loext:graphic-properties draw:fill-color="#dddddd" draw:opacity="100%"/>
      <style:paragraph-properties fo:text-align="center"/>
      <style:text-properties fo:language="en" fo:country="US"/>
    </style:style>
    <style:style style:name="P33" style:family="paragraph">
      <style:paragraph-properties fo:margin-left="0cm" fo:margin-right="0cm" fo:margin-top="0.9cm" fo:margin-bottom="0.9cm" fo:line-height="100%" fo:text-align="center" fo:text-indent="0cm" style:writing-mode="lr-tb"/>
    </style:style>
    <style:style style:name="P34" style:family="paragraph">
      <loext:graphic-properties draw:fill-color="#b2b2b2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999999"/>
      <style:paragraph-properties fo:text-align="center"/>
      <style:text-properties fo:font-size="20pt" fo:language="en" fo:country="US" style:font-size-asian="15pt" style:font-size-complex="15pt"/>
    </style:style>
    <style:style style:name="P36" style:family="paragraph">
      <loext:graphic-properties draw:fill-color="#ff9999"/>
      <style:paragraph-properties fo:text-align="center"/>
      <style:text-properties fo:font-size="20pt" fo:language="en" fo:country="US" style:font-size-asian="15pt" style:font-size-complex="15pt"/>
    </style:style>
    <style:style style:name="P37" style:family="paragraph">
      <loext:graphic-properties draw:fill-color="#66ccff"/>
      <style:paragraph-properties fo:text-align="center"/>
      <style:text-properties fo:font-size="20pt" fo:language="en" fo:country="US" style:font-size-asian="15pt" style:font-size-complex="15pt"/>
    </style:style>
    <style:style style:name="P38" style:family="paragraph">
      <loext:graphic-properties draw:fill="none" draw:fill-color="#ffffff"/>
      <style:paragraph-properties fo:text-align="center"/>
      <style:text-properties fo:language="en" fo:country="US"/>
    </style:style>
    <style:style style:name="P39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40" style:family="paragraph">
      <loext:graphic-properties draw:fill-color="#cccccc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cccccc"/>
      <style:paragraph-properties fo:text-align="center"/>
      <style:text-properties fo:font-size="20pt" fo:language="en" fo:country="US" style:font-size-asian="20pt" style:font-size-complex="20pt"/>
    </style:style>
    <style:style style:name="P42" style:family="paragraph">
      <loext:graphic-properties draw:fill-color="#cccccc"/>
      <style:paragraph-properties fo:text-align="center"/>
      <style:text-properties fo:font-size="20pt" fo:language="en" fo:country="US" style:font-size-asian="14pt" style:font-size-complex="14pt"/>
    </style:style>
    <style:style style:name="P43" style:family="paragraph">
      <loext:graphic-properties draw:fill="none"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cccccc" draw:opacity="100%"/>
      <style:paragraph-properties fo:text-align="start"/>
      <style:text-properties fo:font-size="28pt" fo:language="en" fo:country="US" style:font-size-asian="18pt" style:font-size-complex="18pt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language="en" fo:country="US"/>
    </style:style>
    <style:style style:name="P48" style:family="paragraph">
      <loext:graphic-properties draw:fill="none" draw:fill-color="#ffffff"/>
      <style:paragraph-properties fo:text-align="start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40pt" fo:language="en" fo:country="US" style:font-size-asian="18pt" style:font-size-complex="18pt"/>
    </style:style>
    <style:style style:name="T4" style:family="text">
      <style:text-properties fo:font-size="32pt" fo:language="en" fo:country="US"/>
    </style:style>
    <style:style style:name="T5" style:family="text">
      <style:text-properties fo:font-size="20pt" fo:language="en" fo:country="US" style:font-size-asian="14pt" style:font-size-complex="14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en" fo:country="US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32pt" fo:language="en" fo:country="US" style:font-size-asian="18pt" style:font-size-complex="18pt"/>
    </style:style>
    <style:style style:name="T11" style:family="text">
      <style:text-properties style:use-window-font-color="true" fo:font-size="32pt" fo:language="en" fo:country="US" style:text-underline-style="solid" style:text-underline-width="auto" style:text-underline-color="font-color" fo:background-color="transparent" style:font-size-asian="18pt" style:font-size-complex="18pt"/>
    </style:style>
    <style:style style:name="T12" style:family="text">
      <style:text-properties fo:font-size="32pt" fo:language="en" fo:country="US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US" style:font-size-asian="18pt" style:font-size-complex="18pt"/>
    </style:style>
    <style:style style:name="T14" style:family="text">
      <style:text-properties fo:font-size="28pt" fo:language="en" fo:country="US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22pt" fo:language="en" fo:country="US" style:font-size-asian="15pt" style:font-size-complex="15pt"/>
    </style:style>
    <style:style style:name="T16" style:family="text">
      <style:text-properties fo:font-size="24pt" fo:language="en" fo:country="US" style:font-size-asian="15pt" style:font-size-complex="15pt"/>
    </style:style>
    <style:style style:name="T17" style:family="text">
      <style:text-properties fo:font-size="26pt" fo:language="en" fo:country="US" style:font-size-asian="15pt" style:font-size-complex="15pt"/>
    </style:style>
    <style:style style:name="T18" style:family="text">
      <style:text-properties fo:font-size="24pt" fo:language="en" fo:country="US" style:font-size-asian="18pt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80pt" fo:language="en" fo:country="US" style:font-size-asian="18pt" style:font-size-complex="18pt"/>
    </style:style>
    <style:style style:name="T21" style:family="text">
      <style:text-properties fo:font-size="66pt" fo:language="en" fo:country="US" style:font-size-asian="18pt" style:font-size-complex="18pt"/>
    </style:style>
    <style:style style:name="T22" style:family="text">
      <style:text-properties fo:font-size="60pt" fo:language="en" fo:country="US" style:font-size-asian="18pt" style:font-size-complex="18pt"/>
    </style:style>
    <style:style style:name="T23" style:family="text">
      <style:text-properties fo:font-size="48pt" fo:language="en" fo:country="US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standard" draw:layer="layout" svg:width="81.921cm" svg:height="97.715cm" svg:x="1.177cm" svg:y="13.7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2">
                <text:p><text:span text:style-name="T1">²</text:span></text:p>
              </table:table-cell>
              <table:table-cell table:style-name="ce3"/>
            </table:table-row>
            <table:table-row table:style-name="ro1">
              <table:table-cell table:style-name="ce2"/>
              <table:table-cell table:style-name="ce4"/>
            </table:table-row>
            <table:table-row table:style-name="ro1"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1" xml:id="id10" draw:id="id10" draw:layer="layout" svg:width="0.762cm" svg:height="0.762cm" svg:x="2.25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0.762cm" svg:height="0.762cm" svg:x="4.26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0.762cm" svg:height="0.762cm" svg:x="5.25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0.762cm" svg:height="0.762cm" svg:x="7.26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8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0.26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1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3.26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4.249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6.264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7.24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9.263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0.24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2.26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3.24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5.26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svg:x1="13.636cm" svg:y1="28.906cm" svg:x2="8.136cm" svg:y2="30.378cm" draw:start-shape="id1" draw:start-glue-point="5" draw:end-shape="id2" draw:end-glue-point="4" svg:d="M13636 28906h-5500v1472" svg:viewBox="0 0 5501 1473">
            <text:p/>
          </draw:connector>
          <draw:connector draw:style-name="gr4" draw:text-style-name="P3" draw:layer="layout" svg:x1="8.644cm" svg:y1="30.886cm" svg:x2="11.142cm" svg:y2="32.379cm" draw:start-shape="id2" draw:start-glue-point="7" draw:end-shape="id3" draw:end-glue-point="4" svg:d="M8644 30886h2498v1493" svg:viewBox="0 0 2499 1494">
            <text:p/>
          </draw:connector>
          <draw:connector draw:style-name="gr4" draw:text-style-name="P3" draw:layer="layout" svg:x1="5.645cm" svg:y1="32.887cm" svg:x2="6.639cm" svg:y2="34.381cm" draw:start-shape="id4" draw:start-glue-point="7" draw:end-shape="id5" draw:end-glue-point="4" svg:d="M5645 32887h994v1494" svg:viewBox="0 0 995 1495">
            <text:p/>
          </draw:connector>
          <draw:connector draw:style-name="gr4" draw:text-style-name="P3" draw:layer="layout" svg:x1="7.147cm" svg:y1="34.889cm" svg:x2="7.648cm" svg:y2="36.519cm" draw:start-shape="id5" draw:start-glue-point="7" draw:end-shape="id6" draw:end-glue-point="0" svg:d="M7147 34889h502v1044h-1v586" svg:viewBox="0 0 503 1631">
            <text:p/>
          </draw:connector>
          <draw:connector draw:style-name="gr3" draw:text-style-name="P3" draw:layer="layout" svg:x1="6.131cm" svg:y1="34.889cm" svg:x2="5.632cm" svg:y2="36.519cm" draw:start-shape="id5" draw:start-glue-point="5" draw:end-shape="id7" draw:end-glue-point="0" svg:d="M6131 34889h-501v1044h2v586" svg:viewBox="0 0 502 1631">
            <text:p/>
          </draw:connector>
          <draw:connector draw:style-name="gr4" draw:text-style-name="P3" draw:layer="layout" svg:x1="4.146cm" svg:y1="34.888cm" svg:x2="4.649cm" svg:y2="36.519cm" draw:start-shape="id8" draw:start-glue-point="7" draw:end-shape="id9" draw:end-glue-point="0" svg:d="M4146 34888h503v1631" svg:viewBox="0 0 504 1632">
            <text:p/>
          </draw:connector>
          <draw:connector draw:style-name="gr3" draw:text-style-name="P3" draw:layer="layout" svg:x1="3.13cm" svg:y1="34.888cm" svg:x2="2.633cm" svg:y2="36.519cm" draw:start-shape="id8" draw:start-glue-point="5" draw:end-shape="id10" draw:end-glue-point="0" svg:d="M3130 34888h-501v1044h4v587" svg:viewBox="0 0 502 1632">
            <text:p/>
          </draw:connector>
          <draw:connector draw:style-name="gr3" draw:text-style-name="P3" draw:layer="layout" svg:x1="4.629cm" svg:y1="32.887cm" svg:x2="3.638cm" svg:y2="34.38cm" draw:start-shape="id4" draw:start-glue-point="5" draw:end-shape="id8" draw:end-glue-point="4" svg:d="M4629 32887h-991v1493" svg:viewBox="0 0 992 1494">
            <text:p/>
          </draw:connector>
          <draw:connector draw:style-name="gr3" draw:text-style-name="P3" draw:layer="layout" svg:x1="7.628cm" svg:y1="30.886cm" svg:x2="5.137cm" svg:y2="32.379cm" draw:start-shape="id2" draw:start-glue-point="5" draw:end-shape="id4" draw:end-glue-point="4" svg:d="M7628 30886h-2491v1493" svg:viewBox="0 0 2492 1494">
            <text:p/>
          </draw:connector>
          <draw:connector draw:style-name="gr5" draw:text-style-name="P3" draw:layer="layout" draw:type="line" svg:x1="14.152cm" svg:y1="25.26cm" svg:x2="14.144cm" svg:y2="28.398cm" draw:end-shape="id1" draw:end-glue-point="4" svg:d="M14152 25260l-8 3138" svg:viewBox="0 0 9 3139">
            <text:p/>
          </draw:connector>
          <draw:connector draw:style-name="gr4" draw:text-style-name="P3" draw:layer="layout" svg:x1="14.652cm" svg:y1="28.906cm" svg:x2="20.142cm" svg:y2="30.378cm" draw:start-shape="id1" draw:start-glue-point="7" draw:end-shape="id11" draw:end-glue-point="4" svg:d="M14652 28906h5490v1472" svg:viewBox="0 0 5491 1473">
            <text:p/>
          </draw:connector>
          <draw:custom-shape draw:style-name="gr6" draw:text-style-name="P5" draw:layer="layout" svg:width="1.797cm" svg:height="1.799cm" svg:x="13.253cm" svg:y="23.46cm">
            <text:p text:style-name="P4"><text:span text:style-name="T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" draw:id="id1" draw:layer="layout" svg:width="1.016cm" svg:height="1.016cm" svg:x="13.636cm" svg:y="28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" draw:id="id2" draw:layer="layout" svg:width="1.016cm" svg:height="1.016cm" svg:x="7.628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4" draw:id="id4" draw:layer="layout" svg:width="1.016cm" svg:height="1.016cm" svg:x="4.629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" draw:id="id8" draw:layer="layout" svg:width="1.016cm" svg:height="1.016cm" svg:x="3.13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5" draw:id="id5" draw:layer="layout" svg:width="1.016cm" svg:height="1.016cm" svg:x="6.131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11.65cm" svg:y1="32.887cm" svg:x2="12.644cm" svg:y2="34.381cm" draw:start-shape="id3" draw:start-glue-point="7" draw:end-shape="id12" draw:end-glue-point="4" svg:d="M11650 32887h994v1494" svg:viewBox="0 0 995 1495">
            <text:p/>
          </draw:connector>
          <draw:connector draw:style-name="gr4" draw:text-style-name="P3" draw:layer="layout" svg:x1="13.152cm" svg:y1="34.889cm" svg:x2="13.653cm" svg:y2="36.519cm" draw:start-shape="id12" draw:start-glue-point="7" svg:d="M13152 34889h502v1630h-1" svg:viewBox="0 0 503 1631">
            <text:p/>
          </draw:connector>
          <draw:connector draw:style-name="gr3" draw:text-style-name="P3" draw:layer="layout" svg:x1="12.136cm" svg:y1="34.889cm" svg:x2="11.637cm" svg:y2="36.519cm" draw:start-shape="id12" draw:start-glue-point="5" svg:d="M12136 34889h-501v1630h2" svg:viewBox="0 0 502 1631">
            <text:p/>
          </draw:connector>
          <draw:connector draw:style-name="gr4" draw:text-style-name="P3" draw:layer="layout" svg:x1="10.151cm" svg:y1="34.888cm" svg:x2="10.654cm" svg:y2="36.519cm" draw:start-shape="id13" draw:start-glue-point="7" svg:d="M10151 34888h503v1631" svg:viewBox="0 0 504 1632">
            <text:p/>
          </draw:connector>
          <draw:connector draw:style-name="gr3" draw:text-style-name="P3" draw:layer="layout" svg:x1="9.135cm" svg:y1="34.888cm" svg:x2="8.638cm" svg:y2="36.519cm" draw:start-shape="id13" draw:start-glue-point="5" svg:d="M9135 34888h-501v1631h4" svg:viewBox="0 0 502 1632">
            <text:p/>
          </draw:connector>
          <draw:connector draw:style-name="gr3" draw:text-style-name="P3" draw:layer="layout" svg:x1="10.634cm" svg:y1="32.887cm" svg:x2="9.643cm" svg:y2="34.38cm" draw:start-shape="id3" draw:start-glue-point="5" draw:end-shape="id13" draw:end-glue-point="4" svg:d="M10634 32887h-991v1493" svg:viewBox="0 0 992 1494">
            <text:p/>
          </draw:connector>
          <draw:custom-shape draw:style-name="gr7" draw:text-style-name="P6" xml:id="id3" draw:id="id3" draw:layer="layout" svg:width="1.016cm" svg:height="1.016cm" svg:x="10.63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3" draw:id="id13" draw:layer="layout" svg:width="1.016cm" svg:height="1.016cm" svg:x="9.135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2" draw:id="id12" draw:layer="layout" svg:width="1.016cm" svg:height="1.016cm" svg:x="12.136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0.65cm" svg:y1="30.886cm" svg:x2="23.148cm" svg:y2="32.379cm" draw:start-shape="id11" draw:start-glue-point="7" draw:end-shape="id14" draw:end-glue-point="4" svg:d="M20650 30886h2498v1493" svg:viewBox="0 0 2499 1494">
            <text:p/>
          </draw:connector>
          <draw:connector draw:style-name="gr4" draw:text-style-name="P3" draw:layer="layout" svg:x1="17.651cm" svg:y1="32.887cm" svg:x2="18.645cm" svg:y2="34.381cm" draw:start-shape="id15" draw:start-glue-point="7" draw:end-shape="id16" draw:end-glue-point="4" svg:d="M17651 32887h994v1494" svg:viewBox="0 0 995 1495">
            <text:p/>
          </draw:connector>
          <draw:connector draw:style-name="gr4" draw:text-style-name="P3" draw:layer="layout" svg:x1="19.153cm" svg:y1="34.889cm" svg:x2="19.654cm" svg:y2="36.519cm" draw:start-shape="id16" draw:start-glue-point="7" svg:d="M19153 34889h502v1630h-1" svg:viewBox="0 0 503 1631">
            <text:p/>
          </draw:connector>
          <draw:connector draw:style-name="gr3" draw:text-style-name="P3" draw:layer="layout" svg:x1="18.137cm" svg:y1="34.889cm" svg:x2="17.638cm" svg:y2="36.519cm" draw:start-shape="id16" draw:start-glue-point="5" svg:d="M18137 34889h-501v1630h2" svg:viewBox="0 0 502 1631">
            <text:p/>
          </draw:connector>
          <draw:connector draw:style-name="gr4" draw:text-style-name="P3" draw:layer="layout" svg:x1="16.152cm" svg:y1="34.888cm" svg:x2="16.655cm" svg:y2="36.519cm" draw:start-shape="id17" draw:start-glue-point="7" svg:d="M16152 34888h503v1631" svg:viewBox="0 0 504 1632">
            <text:p/>
          </draw:connector>
          <draw:connector draw:style-name="gr3" draw:text-style-name="P3" draw:layer="layout" svg:x1="15.136cm" svg:y1="34.888cm" svg:x2="14.639cm" svg:y2="36.519cm" draw:start-shape="id17" draw:start-glue-point="5" svg:d="M15136 34888h-501v1631h4" svg:viewBox="0 0 502 1632">
            <text:p/>
          </draw:connector>
          <draw:connector draw:style-name="gr3" draw:text-style-name="P3" draw:layer="layout" svg:x1="16.635cm" svg:y1="32.887cm" svg:x2="15.644cm" svg:y2="34.38cm" draw:start-shape="id15" draw:start-glue-point="5" draw:end-shape="id17" draw:end-glue-point="4" svg:d="M16635 32887h-991v1493" svg:viewBox="0 0 992 1494">
            <text:p/>
          </draw:connector>
          <draw:connector draw:style-name="gr3" draw:text-style-name="P3" draw:layer="layout" svg:x1="19.634cm" svg:y1="30.886cm" svg:x2="17.143cm" svg:y2="32.379cm" draw:start-shape="id11" draw:start-glue-point="5" draw:end-shape="id15" draw:end-glue-point="4" svg:d="M19634 30886h-2491v1493" svg:viewBox="0 0 2492 1494">
            <text:p/>
          </draw:connector>
          <draw:custom-shape draw:style-name="gr7" draw:text-style-name="P6" xml:id="id11" draw:id="id11" draw:layer="layout" svg:width="1.016cm" svg:height="1.016cm" svg:x="19.634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5" draw:id="id15" draw:layer="layout" svg:width="1.016cm" svg:height="1.016cm" svg:x="16.635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7" draw:id="id17" draw:layer="layout" svg:width="1.016cm" svg:height="1.016cm" svg:x="15.136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6" draw:id="id16" draw:layer="layout" svg:width="1.016cm" svg:height="1.016cm" svg:x="18.137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3.656cm" svg:y1="32.887cm" svg:x2="24.65cm" svg:y2="34.381cm" draw:start-shape="id14" draw:start-glue-point="7" draw:end-shape="id18" draw:end-glue-point="4" svg:d="M23656 32887h994v1494" svg:viewBox="0 0 995 1495">
            <text:p/>
          </draw:connector>
          <draw:connector draw:style-name="gr4" draw:text-style-name="P3" draw:layer="layout" svg:x1="25.158cm" svg:y1="34.889cm" svg:x2="25.659cm" svg:y2="36.519cm" draw:start-shape="id18" draw:start-glue-point="7" svg:d="M25158 34889h502v1630h-1" svg:viewBox="0 0 503 1631">
            <text:p/>
          </draw:connector>
          <draw:connector draw:style-name="gr3" draw:text-style-name="P3" draw:layer="layout" svg:x1="24.142cm" svg:y1="34.889cm" svg:x2="23.643cm" svg:y2="36.519cm" draw:start-shape="id18" draw:start-glue-point="5" svg:d="M24142 34889h-501v1630h2" svg:viewBox="0 0 502 1631">
            <text:p/>
          </draw:connector>
          <draw:connector draw:style-name="gr4" draw:text-style-name="P3" draw:layer="layout" svg:x1="22.157cm" svg:y1="34.888cm" svg:x2="22.66cm" svg:y2="36.519cm" draw:start-shape="id19" draw:start-glue-point="7" svg:d="M22157 34888h503v1631" svg:viewBox="0 0 504 1632">
            <text:p/>
          </draw:connector>
          <draw:connector draw:style-name="gr3" draw:text-style-name="P3" draw:layer="layout" svg:x1="21.141cm" svg:y1="34.888cm" svg:x2="20.644cm" svg:y2="36.519cm" draw:start-shape="id19" draw:start-glue-point="5" svg:d="M21141 34888h-501v1631h4" svg:viewBox="0 0 502 1632">
            <text:p/>
          </draw:connector>
          <draw:connector draw:style-name="gr3" draw:text-style-name="P3" draw:layer="layout" svg:x1="22.64cm" svg:y1="32.887cm" svg:x2="21.649cm" svg:y2="34.38cm" draw:start-shape="id14" draw:start-glue-point="5" draw:end-shape="id19" draw:end-glue-point="4" svg:d="M22640 32887h-991v1493" svg:viewBox="0 0 992 1494">
            <text:p/>
          </draw:connector>
          <draw:custom-shape draw:style-name="gr7" draw:text-style-name="P6" xml:id="id14" draw:id="id14" draw:layer="layout" svg:width="1.016cm" svg:height="1.016cm" svg:x="22.6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9" draw:id="id19" draw:layer="layout" svg:width="1.016cm" svg:height="1.016cm" svg:x="21.141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8" draw:id="id18" draw:layer="layout" svg:width="1.016cm" svg:height="1.016cm" svg:x="24.142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7" draw:layer="layout" svg:width="40.9cm" svg:height="3.3cm" svg:x="1.2cm" svg:y="13.8cm">
          <draw:text-box>
            <text:p><text:span text:style-name="T3">[1] Shanon’s Binary Decision Tree</text:span></text:p>
          </draw:text-box>
        </draw:frame>
        <draw:g>
          <draw:custom-shape draw:style-name="gr1" draw:text-style-name="P1" xml:id="id33" draw:id="id33" draw:layer="layout" svg:width="0.762cm" svg:height="0.762cm" svg:x="42.865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0.762cm" svg:height="0.762cm" svg:x="44.864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7" draw:id="id27" draw:layer="layout" svg:width="0.762cm" svg:height="0.762cm" svg:x="47.063cm" svg:y="34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5" draw:id="id25" draw:layer="layout" svg:width="0.762cm" svg:height="0.762cm" svg:x="49.063cm" svg:y="34.9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6.858cm" svg:y1="27.114cm" svg:x2="48.452cm" svg:y2="28.608cm" draw:start-shape="id20" draw:start-glue-point="7" draw:end-shape="id21" draw:end-glue-point="4" svg:d="M46858 27114h1594v1494" svg:viewBox="0 0 1595 1495">
            <text:p/>
          </draw:connector>
          <draw:connector draw:style-name="gr3" draw:text-style-name="P3" draw:layer="layout" svg:x1="45.842cm" svg:y1="27.114cm" svg:x2="44.251cm" svg:y2="28.607cm" draw:start-shape="id20" draw:start-glue-point="5" draw:end-shape="id22" draw:end-glue-point="4" svg:d="M45842 27114h-1591v1493" svg:viewBox="0 0 1592 1494">
            <text:p/>
          </draw:connector>
          <draw:connector draw:style-name="gr4" draw:text-style-name="P3" draw:layer="layout" svg:x1="48.96cm" svg:y1="29.116cm" svg:x2="49.454cm" svg:y2="30.61cm" draw:start-shape="id21" draw:start-glue-point="7" draw:end-shape="id23" draw:end-glue-point="4" svg:d="M48960 29116h494v1494" svg:viewBox="0 0 495 1495">
            <text:p/>
          </draw:connector>
          <draw:connector draw:style-name="gr4" draw:text-style-name="P3" draw:layer="layout" draw:line-skew="-0.14cm" svg:x1="49.963cm" svg:y1="33.319cm" svg:x2="49.825cm" svg:y2="35.302cm" draw:start-shape="id24" draw:start-glue-point="7" draw:end-shape="id25" draw:end-glue-point="1" svg:d="M49963 33319h362v1983h-500" svg:viewBox="0 0 501 1984">
            <text:p/>
          </draw:connector>
          <draw:connector draw:style-name="gr3" draw:text-style-name="P3" draw:layer="layout" draw:line-skew="0.101cm" svg:x1="48.947cm" svg:y1="33.319cm" svg:x2="49.063cm" svg:y2="35.302cm" draw:start-shape="id24" draw:start-glue-point="5" draw:end-shape="id25" draw:end-glue-point="3" svg:d="M48947 33319h-400v1983h516" svg:viewBox="0 0 517 1984">
            <text:p/>
          </draw:connector>
          <draw:connector draw:style-name="gr4" draw:text-style-name="P3" draw:layer="layout" draw:line-skew="-0.171cm" svg:x1="47.962cm" svg:y1="33.318cm" svg:x2="47.825cm" svg:y2="35.302cm" draw:start-shape="id26" draw:start-glue-point="7" draw:end-shape="id27" draw:end-glue-point="1" svg:d="M47962 33318h331v1984h-468" svg:viewBox="0 0 469 1985">
            <text:p/>
          </draw:connector>
          <draw:connector draw:style-name="gr3" draw:text-style-name="P3" draw:layer="layout" draw:line-skew="0.07cm" svg:x1="46.946cm" svg:y1="33.318cm" svg:x2="47.063cm" svg:y2="35.302cm" draw:start-shape="id26" draw:start-glue-point="5" draw:end-shape="id27" draw:end-glue-point="3" svg:d="M46946 33318h-431v1984h548" svg:viewBox="0 0 549 1985">
            <text:p/>
          </draw:connector>
          <draw:connector draw:style-name="gr3" draw:text-style-name="P3" draw:layer="layout" svg:x1="47.944cm" svg:y1="29.116cm" svg:x2="47.453cm" svg:y2="30.609cm" draw:start-shape="id21" draw:start-glue-point="5" draw:end-shape="id28" draw:end-glue-point="4" svg:d="M47944 29116h-491v1493" svg:viewBox="0 0 492 1494">
            <text:p/>
          </draw:connector>
          <draw:connector draw:style-name="gr4" draw:text-style-name="P3" draw:layer="layout" svg:x1="44.759cm" svg:y1="29.115cm" svg:x2="45.253cm" svg:y2="30.609cm" draw:start-shape="id22" draw:start-glue-point="7" draw:end-shape="id29" draw:end-glue-point="4" svg:d="M44759 29115h494v1494" svg:viewBox="0 0 495 1495">
            <text:p/>
          </draw:connector>
          <draw:connector draw:style-name="gr3" draw:text-style-name="P3" draw:layer="layout" svg:x1="43.743cm" svg:y1="29.115cm" svg:x2="43.252cm" svg:y2="30.608cm" draw:start-shape="id22" draw:start-glue-point="5" draw:end-shape="id30" draw:end-glue-point="4" svg:d="M43743 29115h-491v1493" svg:viewBox="0 0 492 1494">
            <text:p/>
          </draw:connector>
          <draw:connector draw:style-name="gr9" draw:text-style-name="P3" draw:layer="layout" draw:type="line" svg:x1="46.353cm" svg:y1="23.463cm" svg:x2="46.35cm" svg:y2="26.606cm" draw:end-shape="id20" draw:end-glue-point="4" svg:d="M46353 23463l-3 3143" svg:viewBox="0 0 4 3144">
            <text:p/>
          </draw:connector>
          <draw:connector draw:style-name="gr4" draw:text-style-name="P3" draw:layer="layout" draw:type="line" svg:x1="45.254cm" svg:y1="33.826cm" svg:x2="45.245cm" svg:y2="34.921cm" draw:start-shape="id31" draw:start-glue-point="6" draw:end-shape="id32" svg:d="M45254 33826l-9 1095" svg:viewBox="0 0 10 1096">
            <text:p/>
          </draw:connector>
          <draw:connector draw:style-name="gr3" draw:text-style-name="P3" draw:layer="layout" draw:type="line" svg:x1="44.746cm" svg:y1="33.318cm" svg:x2="43.246cm" svg:y2="34.921cm" draw:start-shape="id31" draw:start-glue-point="5" draw:end-shape="id33" draw:end-glue-point="0" svg:d="M44746 33318l-1500 1603" svg:viewBox="0 0 1501 1604">
            <text:p/>
          </draw:connector>
          <draw:connector draw:style-name="gr3" draw:text-style-name="P3" draw:layer="layout" draw:type="line" svg:x1="43.761cm" svg:y1="33.317cm" svg:x2="45.245cm" svg:y2="34.921cm" draw:start-shape="id34" draw:start-glue-point="7" draw:end-shape="id32" draw:end-glue-point="0" svg:d="M43761 33317l1484 1604" svg:viewBox="0 0 1485 1605">
            <text:p/>
          </draw:connector>
          <draw:connector draw:style-name="gr4" draw:text-style-name="P3" draw:layer="layout" draw:type="line" svg:x1="43.253cm" svg:y1="33.825cm" svg:x2="43.246cm" svg:y2="34.921cm" draw:start-shape="id34" draw:start-glue-point="6" draw:end-shape="id33" draw:end-glue-point="0" svg:d="M43253 33825l-7 1096" svg:viewBox="0 0 8 1097">
            <text:p/>
          </draw:connector>
          <draw:connector draw:style-name="gr4" draw:text-style-name="P3" draw:layer="layout" draw:type="line" svg:x1="49.454cm" svg:y1="31.626cm" svg:x2="49.455cm" svg:y2="32.811cm" draw:start-shape="id23" draw:start-glue-point="6" draw:end-shape="id24" draw:end-glue-point="4" svg:d="M49454 31626l1 1185" svg:viewBox="0 0 2 1186">
            <text:p/>
          </draw:connector>
          <draw:connector draw:style-name="gr3" draw:text-style-name="P3" draw:layer="layout" draw:type="line" svg:x1="48.946cm" svg:y1="31.118cm" svg:x2="47.454cm" svg:y2="32.81cm" draw:start-shape="id23" draw:start-glue-point="5" draw:end-shape="id26" draw:end-glue-point="4" svg:d="M48946 31118l-1492 1692" svg:viewBox="0 0 1493 1693">
            <text:p/>
          </draw:connector>
          <draw:connector draw:style-name="gr4" draw:text-style-name="P3" draw:layer="layout" draw:type="line" svg:x1="47.453cm" svg:y1="31.625cm" svg:x2="47.454cm" svg:y2="32.81cm" draw:start-shape="id28" draw:start-glue-point="6" draw:end-shape="id26" draw:end-glue-point="4" svg:d="M47453 31625l1 1185" svg:viewBox="0 0 2 1186">
            <text:p/>
          </draw:connector>
          <draw:connector draw:style-name="gr3" draw:text-style-name="P3" draw:layer="layout" draw:type="line" svg:x1="47.961cm" svg:y1="31.117cm" svg:x2="49.455cm" svg:y2="32.811cm" draw:start-shape="id28" draw:start-glue-point="7" draw:end-shape="id24" draw:end-glue-point="4" svg:d="M47961 31117l1494 1694" svg:viewBox="0 0 1495 1695">
            <text:p/>
          </draw:connector>
          <draw:connector draw:style-name="gr4" draw:text-style-name="P3" draw:layer="layout" draw:type="line" svg:x1="45.253cm" svg:y1="31.625cm" svg:x2="45.254cm" svg:y2="32.81cm" draw:start-shape="id29" draw:start-glue-point="6" draw:end-shape="id31" draw:end-glue-point="4" svg:d="M45253 31625l1 1185" svg:viewBox="0 0 2 1186">
            <text:p/>
          </draw:connector>
          <draw:connector draw:style-name="gr3" draw:text-style-name="P3" draw:layer="layout" draw:type="line" svg:x1="44.745cm" svg:y1="31.117cm" svg:x2="43.253cm" svg:y2="32.809cm" draw:start-shape="id29" draw:start-glue-point="5" draw:end-shape="id34" draw:end-glue-point="4" svg:d="M44745 31117l-1492 1692" svg:viewBox="0 0 1493 1693">
            <text:p/>
          </draw:connector>
          <draw:connector draw:style-name="gr4" draw:text-style-name="P3" draw:layer="layout" draw:type="line" svg:x1="43.252cm" svg:y1="31.624cm" svg:x2="43.253cm" svg:y2="32.809cm" draw:start-shape="id30" draw:start-glue-point="6" draw:end-shape="id34" draw:end-glue-point="4" svg:d="M43252 31624l1 1185" svg:viewBox="0 0 2 1186">
            <text:p/>
          </draw:connector>
          <draw:connector draw:style-name="gr3" draw:text-style-name="P3" draw:layer="layout" draw:type="line" svg:x1="43.76cm" svg:y1="31.116cm" svg:x2="45.254cm" svg:y2="32.81cm" draw:start-shape="id30" draw:start-glue-point="7" draw:end-shape="id31" draw:end-glue-point="4" svg:d="M43760 31116l1494 1694" svg:viewBox="0 0 1495 1695">
            <text:p/>
          </draw:connector>
          <draw:custom-shape draw:style-name="gr6" draw:text-style-name="P5" draw:layer="layout" svg:width="1.797cm" svg:height="1.799cm" svg:x="45.452cm" svg:y="21.6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0" draw:id="id20" draw:layer="layout" svg:width="1.016cm" svg:height="1.016cm" svg:x="45.842cm" svg:y="26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2" draw:id="id22" draw:layer="layout" svg:width="1.016cm" svg:height="1.016cm" svg:x="43.743cm" svg:y="28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1" draw:id="id21" draw:layer="layout" svg:width="1.016cm" svg:height="1.016cm" svg:x="47.944cm" svg:y="28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0" draw:id="id30" draw:layer="layout" svg:width="1.016cm" svg:height="1.016cm" svg:x="42.744cm" svg:y="30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8" draw:id="id28" draw:layer="layout" svg:width="1.016cm" svg:height="1.016cm" svg:x="46.9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9" draw:id="id29" draw:layer="layout" svg:width="1.016cm" svg:height="1.016cm" svg:x="44.7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3" draw:id="id23" draw:layer="layout" svg:width="1.016cm" svg:height="1.016cm" svg:x="48.946cm" svg:y="30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4" draw:id="id34" draw:layer="layout" svg:width="1.016cm" svg:height="1.016cm" svg:x="42.745cm" svg:y="32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6" draw:id="id26" draw:layer="layout" svg:width="1.016cm" svg:height="1.016cm" svg:x="46.9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1" draw:id="id31" draw:layer="layout" svg:width="1.016cm" svg:height="1.016cm" svg:x="44.7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4" draw:id="id24" draw:layer="layout" svg:width="1.016cm" svg:height="1.016cm" svg:x="48.947cm" svg:y="32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8" draw:layer="layout" svg:width="27.633cm" svg:height="1.359cm" svg:x="43.415cm" svg:y="36.441cm">
          <text:p text:style-name="P4"><text:span text:style-name="T1">For aesthetic reasons, we </text:span><text:span text:style-name="T1">do not merge all terminals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0.9cm" svg:height="3.3cm" svg:x="42.2cm" svg:y="13.8cm">
          <draw:text-box>
            <text:p><text:span text:style-name="T3">[2] Shannon’s Binary Decision Diagram</text:span><text:span text:style-name="T4"><text:line-break/></text:span><text:span text:style-name="T4"/></text:p>
          </draw:text-box>
        </draw:frame>
        <draw:g>
          <draw:custom-shape draw:style-name="gr1" draw:text-style-name="P10" xml:id="id48" draw:id="id48" draw:layer="layout" svg:width="0.762cm" svg:height="0.762cm" svg:x="2.466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7" draw:id="id47" draw:layer="layout" svg:width="0.762cm" svg:height="0.762cm" svg:x="4.465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2" draw:id="id42" draw:layer="layout" svg:width="0.762cm" svg:height="0.762cm" svg:x="6.664cm" svg:y="60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40" draw:id="id40" draw:layer="layout" svg:width="0.762cm" svg:height="0.762cm" svg:x="8.664cm" svg:y="60.53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459cm" svg:y1="52.731cm" svg:x2="8.053cm" svg:y2="54.225cm" draw:start-shape="id35" draw:start-glue-point="7" draw:end-shape="id36" draw:end-glue-point="4" svg:d="M6459 52731h1594v1494" svg:viewBox="0 0 1595 1495">
            <text:p/>
          </draw:connector>
          <draw:connector draw:style-name="gr3" draw:text-style-name="P12" draw:layer="layout" svg:x1="5.443cm" svg:y1="52.731cm" svg:x2="3.852cm" svg:y2="54.224cm" draw:start-shape="id35" draw:start-glue-point="5" draw:end-shape="id37" draw:end-glue-point="4" svg:d="M5443 52731h-1591v1493" svg:viewBox="0 0 1592 1494">
            <text:p/>
          </draw:connector>
          <draw:connector draw:style-name="gr4" draw:text-style-name="P12" draw:layer="layout" svg:x1="8.561cm" svg:y1="54.733cm" svg:x2="9.055cm" svg:y2="56.227cm" draw:start-shape="id36" draw:start-glue-point="7" draw:end-shape="id38" draw:end-glue-point="4" svg:d="M8561 54733h494v1494" svg:viewBox="0 0 495 1495">
            <text:p/>
          </draw:connector>
          <draw:connector draw:style-name="gr4" draw:text-style-name="P12" draw:layer="layout" draw:line-skew="-0.14cm" svg:x1="9.564cm" svg:y1="58.936cm" svg:x2="9.426cm" svg:y2="60.919cm" draw:start-shape="id39" draw:start-glue-point="7" draw:end-shape="id40" draw:end-glue-point="1" svg:d="M9564 58936h362v1983h-500" svg:viewBox="0 0 501 1984">
            <text:p/>
          </draw:connector>
          <draw:connector draw:style-name="gr3" draw:text-style-name="P12" draw:layer="layout" draw:line-skew="0.101cm" svg:x1="8.548cm" svg:y1="58.936cm" svg:x2="8.664cm" svg:y2="60.919cm" draw:start-shape="id39" draw:start-glue-point="5" draw:end-shape="id40" draw:end-glue-point="3" svg:d="M8548 58936h-400v1983h516" svg:viewBox="0 0 517 1984">
            <text:p/>
          </draw:connector>
          <draw:connector draw:style-name="gr4" draw:text-style-name="P12" draw:layer="layout" draw:line-skew="-0.171cm" svg:x1="7.563cm" svg:y1="58.935cm" svg:x2="7.426cm" svg:y2="60.919cm" draw:start-shape="id41" draw:start-glue-point="7" draw:end-shape="id42" draw:end-glue-point="1" svg:d="M7563 58935h331v1984h-468" svg:viewBox="0 0 469 1985">
            <text:p/>
          </draw:connector>
          <draw:connector draw:style-name="gr3" draw:text-style-name="P12" draw:layer="layout" draw:line-skew="0.07cm" svg:x1="6.547cm" svg:y1="58.935cm" svg:x2="6.664cm" svg:y2="60.919cm" draw:start-shape="id41" draw:start-glue-point="5" draw:end-shape="id42" draw:end-glue-point="3" svg:d="M6547 58935h-431v1984h548" svg:viewBox="0 0 549 1985">
            <text:p/>
          </draw:connector>
          <draw:connector draw:style-name="gr3" draw:text-style-name="P12" draw:layer="layout" svg:x1="7.545cm" svg:y1="54.733cm" svg:x2="7.054cm" svg:y2="56.226cm" draw:start-shape="id36" draw:start-glue-point="5" draw:end-shape="id43" draw:end-glue-point="4" svg:d="M7545 54733h-491v1493" svg:viewBox="0 0 492 1494">
            <text:p/>
          </draw:connector>
          <draw:connector draw:style-name="gr4" draw:text-style-name="P12" draw:layer="layout" svg:x1="4.36cm" svg:y1="54.732cm" svg:x2="4.854cm" svg:y2="56.226cm" draw:start-shape="id37" draw:start-glue-point="7" draw:end-shape="id44" draw:end-glue-point="4" svg:d="M4360 54732h494v1494" svg:viewBox="0 0 495 1495">
            <text:p/>
          </draw:connector>
          <draw:connector draw:style-name="gr3" draw:text-style-name="P12" draw:layer="layout" svg:x1="3.344cm" svg:y1="54.732cm" svg:x2="2.853cm" svg:y2="56.225cm" draw:start-shape="id37" draw:start-glue-point="5" draw:end-shape="id45" draw:end-glue-point="4" svg:d="M3344 54732h-491v1493" svg:viewBox="0 0 492 1494">
            <text:p/>
          </draw:connector>
          <draw:connector draw:style-name="gr9" draw:text-style-name="P12" draw:layer="layout" draw:type="line" svg:x1="5.954cm" svg:y1="49.08cm" svg:x2="5.951cm" svg:y2="52.223cm" draw:end-shape="id35" draw:end-glue-point="4" svg:d="M5954 49080l-3 3143" svg:viewBox="0 0 4 3144">
            <text:p/>
          </draw:connector>
          <draw:connector draw:style-name="gr4" draw:text-style-name="P12" draw:layer="layout" draw:type="line" svg:x1="4.855cm" svg:y1="59.443cm" svg:x2="4.846cm" svg:y2="60.538cm" draw:start-shape="id46" draw:start-glue-point="6" draw:end-shape="id47" svg:d="M4855 59443l-9 1095" svg:viewBox="0 0 10 1096">
            <text:p/>
          </draw:connector>
          <draw:connector draw:style-name="gr3" draw:text-style-name="P12" draw:layer="layout" draw:type="line" svg:x1="4.347cm" svg:y1="58.935cm" svg:x2="2.847cm" svg:y2="60.538cm" draw:start-shape="id46" draw:start-glue-point="5" draw:end-shape="id48" draw:end-glue-point="0" svg:d="M4347 58935l-1500 1603" svg:viewBox="0 0 1501 1604">
            <text:p/>
          </draw:connector>
          <draw:connector draw:style-name="gr3" draw:text-style-name="P12" draw:layer="layout" draw:type="line" svg:x1="3.362cm" svg:y1="58.934cm" svg:x2="4.846cm" svg:y2="60.538cm" draw:start-shape="id49" draw:start-glue-point="7" draw:end-shape="id47" draw:end-glue-point="0" svg:d="M3362 58934l1484 1604" svg:viewBox="0 0 1485 1605">
            <text:p/>
          </draw:connector>
          <draw:connector draw:style-name="gr4" draw:text-style-name="P12" draw:layer="layout" draw:type="line" svg:x1="2.854cm" svg:y1="59.442cm" svg:x2="2.847cm" svg:y2="60.538cm" draw:start-shape="id49" draw:start-glue-point="6" draw:end-shape="id48" draw:end-glue-point="0" svg:d="M2854 59442l-7 1096" svg:viewBox="0 0 8 1097">
            <text:p/>
          </draw:connector>
          <draw:connector draw:style-name="gr4" draw:text-style-name="P12" draw:layer="layout" draw:type="line" svg:x1="9.055cm" svg:y1="57.243cm" svg:x2="9.056cm" svg:y2="58.428cm" draw:start-shape="id38" draw:start-glue-point="6" draw:end-shape="id39" draw:end-glue-point="4" svg:d="M9055 57243l1 1185" svg:viewBox="0 0 2 1186">
            <text:p/>
          </draw:connector>
          <draw:connector draw:style-name="gr3" draw:text-style-name="P12" draw:layer="layout" draw:type="line" svg:x1="8.547cm" svg:y1="56.735cm" svg:x2="7.055cm" svg:y2="58.427cm" draw:start-shape="id38" draw:start-glue-point="5" draw:end-shape="id41" draw:end-glue-point="4" svg:d="M8547 56735l-1492 1692" svg:viewBox="0 0 1493 1693">
            <text:p/>
          </draw:connector>
          <draw:connector draw:style-name="gr4" draw:text-style-name="P12" draw:layer="layout" draw:type="line" svg:x1="7.054cm" svg:y1="57.242cm" svg:x2="7.055cm" svg:y2="58.427cm" draw:start-shape="id43" draw:start-glue-point="6" draw:end-shape="id41" draw:end-glue-point="4" svg:d="M7054 57242l1 1185" svg:viewBox="0 0 2 1186">
            <text:p/>
          </draw:connector>
          <draw:connector draw:style-name="gr3" draw:text-style-name="P12" draw:layer="layout" draw:type="line" svg:x1="7.562cm" svg:y1="56.734cm" svg:x2="9.056cm" svg:y2="58.428cm" draw:start-shape="id43" draw:start-glue-point="7" draw:end-shape="id39" draw:end-glue-point="4" svg:d="M7562 56734l1494 1694" svg:viewBox="0 0 1495 1695">
            <text:p/>
          </draw:connector>
          <draw:connector draw:style-name="gr4" draw:text-style-name="P12" draw:layer="layout" draw:type="line" svg:x1="4.854cm" svg:y1="57.242cm" svg:x2="4.855cm" svg:y2="58.427cm" draw:start-shape="id44" draw:start-glue-point="6" draw:end-shape="id46" draw:end-glue-point="4" svg:d="M4854 57242l1 1185" svg:viewBox="0 0 2 1186">
            <text:p/>
          </draw:connector>
          <draw:connector draw:style-name="gr3" draw:text-style-name="P12" draw:layer="layout" draw:type="line" svg:x1="4.346cm" svg:y1="56.734cm" svg:x2="2.854cm" svg:y2="58.426cm" draw:start-shape="id44" draw:start-glue-point="5" draw:end-shape="id49" draw:end-glue-point="4" svg:d="M4346 56734l-1492 1692" svg:viewBox="0 0 1493 1693">
            <text:p/>
          </draw:connector>
          <draw:connector draw:style-name="gr4" draw:text-style-name="P12" draw:layer="layout" draw:type="line" svg:x1="2.853cm" svg:y1="57.241cm" svg:x2="2.854cm" svg:y2="58.426cm" draw:start-shape="id45" draw:start-glue-point="6" draw:end-shape="id49" draw:end-glue-point="4" svg:d="M2853 57241l1 1185" svg:viewBox="0 0 2 1186">
            <text:p/>
          </draw:connector>
          <draw:connector draw:style-name="gr3" draw:text-style-name="P12" draw:layer="layout" draw:type="line" svg:x1="3.361cm" svg:y1="56.733cm" svg:x2="4.855cm" svg:y2="58.427cm" draw:start-shape="id45" draw:start-glue-point="7" draw:end-shape="id46" draw:end-glue-point="4" svg:d="M3361 56733l1494 1694" svg:viewBox="0 0 1495 1695">
            <text:p/>
          </draw:connector>
          <draw:custom-shape draw:style-name="gr6" draw:text-style-name="P13" draw:layer="layout" svg:width="1.797cm" svg:height="1.799cm" svg:x="5.053cm" svg:y="47.255cm">
            <text:p text:style-name="P4"><text:span text:style-name="T5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4" xml:id="id35" draw:id="id35" draw:layer="layout" svg:width="1.016cm" svg:height="1.016cm" svg:x="5.443cm" svg:y="52.223cm">
            <text:p text:style-name="P4"><text:span text:style-name="T6">4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7" draw:id="id37" draw:layer="layout" svg:width="1.016cm" svg:height="1.016cm" svg:x="3.344cm" svg:y="54.224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36" draw:id="id36" draw:layer="layout" svg:width="1.016cm" svg:height="1.016cm" svg:x="7.545cm" svg:y="54.225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5" draw:id="id45" draw:layer="layout" svg:width="1.016cm" svg:height="1.016cm" svg:x="2.345cm" svg:y="56.225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3" draw:id="id43" draw:layer="layout" svg:width="1.016cm" svg:height="1.016cm" svg:x="6.5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4" draw:id="id44" draw:layer="layout" svg:width="1.016cm" svg:height="1.016cm" svg:x="4.3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8" draw:id="id38" draw:layer="layout" svg:width="1.016cm" svg:height="1.016cm" svg:x="8.547cm" svg:y="56.227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9" draw:id="id49" draw:layer="layout" svg:width="1.016cm" svg:height="1.016cm" svg:x="2.346cm" svg:y="58.426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1" draw:id="id41" draw:layer="layout" svg:width="1.016cm" svg:height="1.016cm" svg:x="6.5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6" draw:id="id46" draw:layer="layout" svg:width="1.016cm" svg:height="1.016cm" svg:x="4.3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9" draw:id="id39" draw:layer="layout" svg:width="1.016cm" svg:height="1.016cm" svg:x="8.548cm" svg:y="58.428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57" draw:id="id57" draw:layer="layout" svg:width="0.762cm" svg:height="0.762cm" svg:x="2.499cm" svg:y="83.1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55" draw:id="id55" draw:layer="layout" svg:width="0.762cm" svg:height="0.762cm" svg:x="6.698cm" svg:y="83.152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5.493cm" svg:y1="75.345cm" svg:x2="7.087cm" svg:y2="76.839cm" draw:start-shape="id50" draw:start-glue-point="7" draw:end-shape="id51" draw:end-glue-point="4" svg:d="M5493 75345h1594v1494" svg:viewBox="0 0 1595 1495">
            <text:p/>
          </draw:connector>
          <draw:connector draw:style-name="gr3" draw:text-style-name="P3" draw:layer="layout" svg:x1="4.477cm" svg:y1="75.345cm" svg:x2="2.886cm" svg:y2="76.838cm" draw:start-shape="id50" draw:start-glue-point="5" draw:end-shape="id52" draw:end-glue-point="4" svg:d="M4477 75345h-1591v1493" svg:viewBox="0 0 1592 1494">
            <text:p/>
          </draw:connector>
          <draw:connector draw:style-name="gr4" draw:text-style-name="P3" draw:layer="layout" draw:line-skew="0cm 2.503cm" svg:x1="3.394cm" svg:y1="77.346cm" svg:x2="2.888cm" svg:y2="78.84cm" draw:start-shape="id52" draw:start-glue-point="7" draw:end-shape="id53" draw:end-glue-point="4" svg:d="M3394 77346h504v1494h-1010" svg:viewBox="0 0 1011 1495">
            <text:p/>
          </draw:connector>
          <draw:connector draw:style-name="gr9" draw:text-style-name="P3" draw:layer="layout" draw:type="line" svg:x1="4.988cm" svg:y1="71.694cm" svg:x2="4.985cm" svg:y2="74.837cm" draw:end-shape="id50" draw:end-glue-point="4" svg:d="M4988 71694l-3 3143" svg:viewBox="0 0 4 3144">
            <text:p/>
          </draw:connector>
          <draw:custom-shape draw:style-name="gr6" draw:text-style-name="P5" draw:layer="layout" svg:width="1.797cm" svg:height="1.799cm" svg:x="4.087cm" svg:y="69.869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6" xml:id="id50" draw:id="id50" draw:layer="layout" svg:width="1.016cm" svg:height="1.016cm" svg:x="4.477cm" svg:y="74.837cm">
            <text:p text:style-name="P4"><text:span text:style-name="T8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2" draw:id="id52" draw:layer="layout" svg:width="1.016cm" svg:height="1.016cm" svg:x="2.378cm" svg:y="76.838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1" draw:id="id51" draw:layer="layout" svg:width="1.016cm" svg:height="1.016cm" svg:x="6.579cm" svg:y="76.839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3" draw:id="id53" draw:layer="layout" svg:width="1.016cm" svg:height="1.016cm" svg:x="2.38cm" svg:y="78.84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4" draw:id="id54" draw:layer="layout" svg:width="1.016cm" svg:height="1.016cm" svg:x="6.581cm" svg:y="78.841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6" draw:id="id56" draw:layer="layout" svg:width="1.016cm" svg:height="1.016cm" svg:x="2.381cm" svg:y="81.041cm">
            <text:p text:style-name="P4"><text:span text:style-name="T6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2.633cm" svg:y="75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line-skew="0cm 2.503cm" svg:x1="7.595cm" svg:y1="77.347cm" svg:x2="7.089cm" svg:y2="78.841cm" draw:start-shape="id51" draw:start-glue-point="7" draw:end-shape="id54" draw:end-glue-point="4" svg:d="M7595 77347h504v1494h-1010" svg:viewBox="0 0 1011 1495">
            <text:p/>
          </draw:connector>
          <draw:connector draw:style-name="gr4" draw:text-style-name="P3" draw:layer="layout" svg:x1="7.597cm" svg:y1="79.349cm" svg:x2="7.46cm" svg:y2="83.533cm" draw:start-shape="id54" draw:end-shape="id55" draw:end-glue-point="1" svg:d="M7597 79349h502v4184h-639" svg:viewBox="0 0 640 4185">
            <text:p/>
          </draw:connector>
          <draw:connector draw:style-name="gr3" draw:text-style-name="P3" draw:layer="layout" draw:line-skew="0cm 2.503cm" svg:x1="6.579cm" svg:y1="77.347cm" svg:x2="7.089cm" svg:y2="78.841cm" draw:start-shape="id51" draw:start-glue-point="5" draw:end-shape="id54" draw:end-glue-point="4" svg:d="M6579 77347h-501v1494h1011" svg:viewBox="0 0 1012 1495">
            <text:p/>
          </draw:connector>
          <draw:connector draw:style-name="gr3" draw:text-style-name="P3" draw:layer="layout" svg:x1="6.581cm" svg:y1="79.349cm" svg:x2="6.698cm" svg:y2="83.533cm" draw:start-shape="id54" draw:end-shape="id55" draw:end-glue-point="3" svg:d="M6581 79349h-501v4184h618" svg:viewBox="0 0 619 4185">
            <text:p/>
          </draw:connector>
          <draw:custom-shape draw:style-name="gr12" draw:text-style-name="P17" draw:layer="layout" svg:width="0.508cm" svg:height="0.508cm" svg:x="5.833cm" svg:y="7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5.832cm" svg:y="81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2.378cm" svg:y1="77.346cm" svg:x2="2.888cm" svg:y2="78.84cm" draw:start-shape="id52" draw:start-glue-point="5" draw:end-shape="id53" draw:end-glue-point="4" svg:d="M2378 77346h-501v1494h1011" svg:viewBox="0 0 1012 1495">
            <text:p/>
          </draw:connector>
          <draw:connector draw:style-name="gr3" draw:text-style-name="P3" draw:layer="layout" draw:line-skew="0cm 0.592cm" svg:x1="2.38cm" svg:y1="79.348cm" svg:x2="2.889cm" svg:y2="81.041cm" draw:start-shape="id53" draw:start-glue-point="5" draw:end-shape="id56" draw:end-glue-point="4" svg:d="M2380 79348h-501v1693h1010" svg:viewBox="0 0 1011 1694">
            <text:p/>
          </draw:connector>
          <draw:connector draw:style-name="gr3" draw:text-style-name="P3" draw:layer="layout" svg:x1="2.381cm" svg:y1="81.549cm" svg:x2="2.499cm" svg:y2="83.533cm" draw:start-shape="id56" draw:start-glue-point="5" draw:end-shape="id57" draw:end-glue-point="3" svg:d="M2381 81549h-501v1984h619" svg:viewBox="0 0 620 1985">
            <text:p/>
          </draw:connector>
          <draw:connector draw:style-name="gr4" draw:text-style-name="P3" draw:layer="layout" draw:line-skew="0cm 0.55cm" svg:x1="3.396cm" svg:y1="79.348cm" svg:x2="2.889cm" svg:y2="81.041cm" draw:start-shape="id53" draw:start-glue-point="7" draw:end-shape="id56" draw:end-glue-point="4" svg:d="M3396 79348h502v1651h-1009v42" svg:viewBox="0 0 1010 1694">
            <text:p/>
          </draw:connector>
          <draw:connector draw:style-name="gr4" draw:text-style-name="P3" draw:layer="layout" svg:x1="3.397cm" svg:y1="81.549cm" svg:x2="3.261cm" svg:y2="83.533cm" draw:start-shape="id56" draw:start-glue-point="7" draw:end-shape="id57" draw:end-glue-point="1" svg:d="M3397 81549h502v1984h-638" svg:viewBox="0 0 639 1985">
            <text:p/>
          </draw:connector>
          <draw:custom-shape draw:style-name="gr12" draw:text-style-name="P17" draw:layer="layout" svg:width="0.508cm" svg:height="0.508cm" svg:x="1.633cm" svg:y="79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3cm" svg:y="77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4cm" svg:y="82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0" xml:id="id67" draw:id="id67" draw:layer="layout" svg:width="0.762cm" svg:height="0.762cm" svg:x="2.365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6" draw:id="id66" draw:layer="layout" svg:width="0.762cm" svg:height="0.762cm" svg:x="4.364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2" draw:id="id62" draw:layer="layout" svg:width="0.762cm" svg:height="0.762cm" svg:x="6.563cm" svg:y="110.01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68" draw:id="id68" draw:layer="layout" svg:width="0.762cm" svg:height="0.762cm" svg:x="8.563cm" svg:y="110.017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358cm" svg:y1="102.21cm" svg:x2="7.952cm" svg:y2="103.704cm" draw:start-shape="id58" draw:start-glue-point="7" draw:end-shape="id59" draw:end-glue-point="4" svg:d="M6358 102210h1594v1494" svg:viewBox="0 0 1595 1495">
            <text:p/>
          </draw:connector>
          <draw:connector draw:style-name="gr3" draw:text-style-name="P12" draw:layer="layout" svg:x1="5.342cm" svg:y1="102.21cm" svg:x2="3.751cm" svg:y2="103.703cm" draw:start-shape="id58" draw:start-glue-point="5" draw:end-shape="id60" draw:end-glue-point="4" svg:d="M5342 102210h-1591v1493" svg:viewBox="0 0 1592 1494">
            <text:p/>
          </draw:connector>
          <draw:connector draw:style-name="gr4" draw:text-style-name="P12" draw:layer="layout" draw:line-skew="0cm 1.592cm" svg:x1="8.46cm" svg:y1="104.212cm" svg:x2="6.954cm" svg:y2="107.906cm" draw:start-shape="id59" draw:start-glue-point="7" draw:end-shape="id61" draw:end-glue-point="4" svg:d="M8460 104212h502v3694h-2008" svg:viewBox="0 0 2009 3695">
            <text:p/>
          </draw:connector>
          <draw:connector draw:style-name="gr4" draw:text-style-name="P12" draw:layer="layout" draw:line-skew="-0.171cm" svg:x1="7.462cm" svg:y1="108.414cm" svg:x2="7.325cm" svg:y2="110.398cm" draw:start-shape="id61" draw:start-glue-point="7" draw:end-shape="id62" draw:end-glue-point="1" svg:d="M7462 108414h331v1984h-468" svg:viewBox="0 0 469 1985">
            <text:p/>
          </draw:connector>
          <draw:connector draw:style-name="gr3" draw:text-style-name="P12" draw:layer="layout" draw:line-skew="0.07cm" svg:x1="6.446cm" svg:y1="108.414cm" svg:x2="6.563cm" svg:y2="110.398cm" draw:start-shape="id61" draw:start-glue-point="5" draw:end-shape="id62" draw:end-glue-point="3" svg:d="M6446 108414h-431v1984h548" svg:viewBox="0 0 549 1985">
            <text:p/>
          </draw:connector>
          <draw:connector draw:style-name="gr3" draw:text-style-name="P12" draw:layer="layout" svg:x1="7.444cm" svg:y1="104.212cm" svg:x2="6.953cm" svg:y2="105.705cm" draw:start-shape="id59" draw:start-glue-point="5" draw:end-shape="id63" draw:end-glue-point="4" svg:d="M7444 104212h-491v1493" svg:viewBox="0 0 492 1494">
            <text:p/>
          </draw:connector>
          <draw:connector draw:style-name="gr4" draw:text-style-name="P12" draw:layer="layout" svg:x1="4.259cm" svg:y1="104.211cm" svg:x2="4.753cm" svg:y2="105.705cm" draw:start-shape="id60" draw:start-glue-point="7" draw:end-shape="id64" draw:end-glue-point="4" svg:d="M4259 104211h494v1494" svg:viewBox="0 0 495 1495">
            <text:p/>
          </draw:connector>
          <draw:connector draw:style-name="gr3" draw:text-style-name="P12" draw:layer="layout" draw:line-skew="0cm 1.593cm" svg:x1="3.243cm" svg:y1="104.211cm" svg:x2="4.754cm" svg:y2="107.906cm" draw:start-shape="id60" draw:start-glue-point="5" draw:end-shape="id65" draw:end-glue-point="4" svg:d="M3243 104211h-501v3695h2012" svg:viewBox="0 0 2013 3696">
            <text:p/>
          </draw:connector>
          <draw:connector draw:style-name="gr9" draw:text-style-name="P12" draw:layer="layout" draw:type="line" svg:x1="5.853cm" svg:y1="98.559cm" svg:x2="5.85cm" svg:y2="101.702cm" draw:end-shape="id58" draw:end-glue-point="4" svg:d="M5853 98559l-3 3143" svg:viewBox="0 0 4 3144">
            <text:p/>
          </draw:connector>
          <draw:connector draw:style-name="gr4" draw:text-style-name="P12" draw:layer="layout" draw:type="line" svg:x1="4.754cm" svg:y1="108.922cm" svg:x2="4.745cm" svg:y2="110.017cm" draw:start-shape="id65" draw:start-glue-point="6" draw:end-shape="id66" svg:d="M4754 108922l-9 1095" svg:viewBox="0 0 10 1096">
            <text:p/>
          </draw:connector>
          <draw:connector draw:style-name="gr3" draw:text-style-name="P12" draw:layer="layout" draw:type="line" svg:x1="4.246cm" svg:y1="108.414cm" svg:x2="2.746cm" svg:y2="110.017cm" draw:start-shape="id65" draw:start-glue-point="5" draw:end-shape="id67" draw:end-glue-point="0" svg:d="M4246 108414l-1500 1603" svg:viewBox="0 0 1501 1604">
            <text:p/>
          </draw:connector>
          <draw:connector draw:style-name="gr4" draw:text-style-name="P12" draw:layer="layout" draw:type="line" svg:x1="6.953cm" svg:y1="106.721cm" svg:x2="6.954cm" svg:y2="107.906cm" draw:start-shape="id63" draw:start-glue-point="6" draw:end-shape="id61" draw:end-glue-point="4" svg:d="M6953 106721l1 1185" svg:viewBox="0 0 2 1186">
            <text:p/>
          </draw:connector>
          <draw:connector draw:style-name="gr3" draw:text-style-name="P12" draw:layer="layout" draw:type="line" svg:x1="7.461cm" svg:y1="106.213cm" svg:x2="8.944cm" svg:y2="110.017cm" draw:start-shape="id63" draw:start-glue-point="7" draw:end-shape="id68" draw:end-glue-point="0" svg:d="M7461 106213l1483 3804" svg:viewBox="0 0 1484 3805">
            <text:p/>
          </draw:connector>
          <draw:connector draw:style-name="gr4" draw:text-style-name="P12" draw:layer="layout" draw:type="line" svg:x1="4.753cm" svg:y1="106.721cm" svg:x2="4.754cm" svg:y2="107.906cm" draw:start-shape="id64" draw:start-glue-point="6" draw:end-shape="id65" draw:end-glue-point="4" svg:d="M4753 106721l1 1185" svg:viewBox="0 0 2 1186">
            <text:p/>
          </draw:connector>
          <draw:connector draw:style-name="gr3" draw:text-style-name="P12" draw:layer="layout" draw:type="line" svg:x1="4.245cm" svg:y1="106.213cm" svg:x2="2.746cm" svg:y2="110.017cm" draw:start-shape="id64" draw:start-glue-point="5" draw:end-shape="id67" draw:end-glue-point="0" svg:d="M4245 106213l-1499 3804" svg:viewBox="0 0 1500 3805">
            <text:p/>
          </draw:connector>
          <draw:custom-shape draw:style-name="gr6" draw:text-style-name="P13" draw:layer="layout" svg:width="1.797cm" svg:height="1.799cm" svg:x="4.952cm" svg:y="96.734cm">
            <text:p text:style-name="P4"><text:span text:style-name="T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5" xml:id="id58" draw:id="id58" draw:layer="layout" svg:width="1.016cm" svg:height="1.016cm" svg:x="5.342cm" svg:y="101.702cm">
            <text:p text:style-name="P4"><text:span text:style-name="T7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0" draw:id="id60" draw:layer="layout" svg:width="1.016cm" svg:height="1.016cm" svg:x="3.243cm" svg:y="103.703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59" draw:id="id59" draw:layer="layout" svg:width="1.016cm" svg:height="1.016cm" svg:x="7.444cm" svg:y="103.704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3" draw:id="id63" draw:layer="layout" svg:width="1.016cm" svg:height="1.016cm" svg:x="6.4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4" draw:id="id64" draw:layer="layout" svg:width="1.016cm" svg:height="1.016cm" svg:x="4.2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1" draw:id="id61" draw:layer="layout" svg:width="1.016cm" svg:height="1.016cm" svg:x="6.4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5" draw:id="id65" draw:layer="layout" svg:width="1.016cm" svg:height="1.016cm" svg:x="4.2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82" draw:id="id82" draw:layer="layout" svg:width="0.762cm" svg:height="0.762cm" svg:x="74.965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81" draw:id="id81" draw:layer="layout" svg:width="0.762cm" svg:height="0.762cm" svg:x="76.964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76" draw:id="id76" draw:layer="layout" svg:width="0.762cm" svg:height="0.762cm" svg:x="79.163cm" svg:y="58.7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74" draw:id="id74" draw:layer="layout" svg:width="0.762cm" svg:height="0.762cm" svg:x="81.163cm" svg:y="58.7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78.958cm" svg:y1="50.914cm" svg:x2="80.552cm" svg:y2="52.408cm" draw:start-shape="id69" draw:start-glue-point="7" draw:end-shape="id70" draw:end-glue-point="4" svg:d="M78958 50914h1594v1494" svg:viewBox="0 0 1595 1495">
            <text:p/>
          </draw:connector>
          <draw:connector draw:style-name="gr3" draw:text-style-name="P3" draw:layer="layout" svg:x1="77.942cm" svg:y1="50.914cm" svg:x2="76.351cm" svg:y2="52.407cm" draw:start-shape="id69" draw:start-glue-point="5" draw:end-shape="id71" draw:end-glue-point="4" svg:d="M77942 50914h-1591v1493" svg:viewBox="0 0 1592 1494">
            <text:p/>
          </draw:connector>
          <draw:connector draw:style-name="gr4" draw:text-style-name="P3" draw:layer="layout" svg:x1="81.06cm" svg:y1="52.916cm" svg:x2="81.554cm" svg:y2="54.41cm" draw:start-shape="id70" draw:start-glue-point="7" draw:end-shape="id72" draw:end-glue-point="4" svg:d="M81060 52916h494v1494" svg:viewBox="0 0 495 1495">
            <text:p/>
          </draw:connector>
          <draw:connector draw:style-name="gr4" draw:text-style-name="P3" draw:layer="layout" draw:line-skew="-0.14cm" svg:x1="82.063cm" svg:y1="57.119cm" svg:x2="81.925cm" svg:y2="59.102cm" draw:start-shape="id73" draw:start-glue-point="7" draw:end-shape="id74" draw:end-glue-point="1" svg:d="M82063 57119h362v1983h-500" svg:viewBox="0 0 501 1984">
            <text:p/>
          </draw:connector>
          <draw:connector draw:style-name="gr3" draw:text-style-name="P3" draw:layer="layout" draw:line-skew="0.101cm" svg:x1="81.047cm" svg:y1="57.119cm" svg:x2="81.163cm" svg:y2="59.102cm" draw:start-shape="id73" draw:start-glue-point="5" draw:end-shape="id74" draw:end-glue-point="3" svg:d="M81047 57119h-400v1983h516" svg:viewBox="0 0 517 1984">
            <text:p/>
          </draw:connector>
          <draw:connector draw:style-name="gr4" draw:text-style-name="P3" draw:layer="layout" draw:line-skew="-0.171cm" svg:x1="80.062cm" svg:y1="57.118cm" svg:x2="79.925cm" svg:y2="59.102cm" draw:start-shape="id75" draw:start-glue-point="7" draw:end-shape="id76" draw:end-glue-point="1" svg:d="M80062 57118h331v1984h-468" svg:viewBox="0 0 469 1985">
            <text:p/>
          </draw:connector>
          <draw:connector draw:style-name="gr3" draw:text-style-name="P3" draw:layer="layout" draw:line-skew="0.07cm" svg:x1="79.046cm" svg:y1="57.118cm" svg:x2="79.163cm" svg:y2="59.102cm" draw:start-shape="id75" draw:start-glue-point="5" draw:end-shape="id76" draw:end-glue-point="3" svg:d="M79046 57118h-431v1984h548" svg:viewBox="0 0 549 1985">
            <text:p/>
          </draw:connector>
          <draw:connector draw:style-name="gr3" draw:text-style-name="P3" draw:layer="layout" svg:x1="80.044cm" svg:y1="52.916cm" svg:x2="79.553cm" svg:y2="54.409cm" draw:start-shape="id70" draw:start-glue-point="5" draw:end-shape="id77" draw:end-glue-point="4" svg:d="M80044 52916h-491v1493" svg:viewBox="0 0 492 1494">
            <text:p/>
          </draw:connector>
          <draw:connector draw:style-name="gr4" draw:text-style-name="P3" draw:layer="layout" svg:x1="76.859cm" svg:y1="52.915cm" svg:x2="77.353cm" svg:y2="54.409cm" draw:start-shape="id71" draw:start-glue-point="7" draw:end-shape="id78" draw:end-glue-point="4" svg:d="M76859 52915h494v1494" svg:viewBox="0 0 495 1495">
            <text:p/>
          </draw:connector>
          <draw:connector draw:style-name="gr3" draw:text-style-name="P3" draw:layer="layout" svg:x1="75.843cm" svg:y1="52.915cm" svg:x2="75.352cm" svg:y2="54.408cm" draw:start-shape="id71" draw:start-glue-point="5" draw:end-shape="id79" draw:end-glue-point="4" svg:d="M75843 52915h-491v1493" svg:viewBox="0 0 492 1494">
            <text:p/>
          </draw:connector>
          <draw:connector draw:style-name="gr9" draw:text-style-name="P3" draw:layer="layout" draw:type="line" svg:x1="78.453cm" svg:y1="47.263cm" svg:x2="78.45cm" svg:y2="50.406cm" draw:end-shape="id69" draw:end-glue-point="4" svg:d="M78453 47263l-3 3143" svg:viewBox="0 0 4 3144">
            <text:p/>
          </draw:connector>
          <draw:connector draw:style-name="gr4" draw:text-style-name="P3" draw:layer="layout" draw:type="line" svg:x1="77.354cm" svg:y1="57.626cm" svg:x2="77.345cm" svg:y2="58.721cm" draw:start-shape="id80" draw:start-glue-point="6" draw:end-shape="id81" svg:d="M77354 57626l-9 1095" svg:viewBox="0 0 10 1096">
            <text:p/>
          </draw:connector>
          <draw:connector draw:style-name="gr3" draw:text-style-name="P3" draw:layer="layout" draw:type="line" svg:x1="76.846cm" svg:y1="57.118cm" svg:x2="75.346cm" svg:y2="58.721cm" draw:start-shape="id80" draw:start-glue-point="5" draw:end-shape="id82" draw:end-glue-point="0" svg:d="M76846 57118l-1500 1603" svg:viewBox="0 0 1501 1604">
            <text:p/>
          </draw:connector>
          <draw:connector draw:style-name="gr3" draw:text-style-name="P3" draw:layer="layout" draw:type="line" svg:x1="75.861cm" svg:y1="57.117cm" svg:x2="77.345cm" svg:y2="58.721cm" draw:start-shape="id83" draw:start-glue-point="7" draw:end-shape="id81" draw:end-glue-point="0" svg:d="M75861 57117l1484 1604" svg:viewBox="0 0 1485 1605">
            <text:p/>
          </draw:connector>
          <draw:connector draw:style-name="gr4" draw:text-style-name="P3" draw:layer="layout" draw:type="line" svg:x1="75.353cm" svg:y1="57.625cm" svg:x2="75.346cm" svg:y2="58.721cm" draw:start-shape="id83" draw:start-glue-point="6" draw:end-shape="id82" draw:end-glue-point="0" svg:d="M75353 57625l-7 1096" svg:viewBox="0 0 8 1097">
            <text:p/>
          </draw:connector>
          <draw:connector draw:style-name="gr4" draw:text-style-name="P3" draw:layer="layout" draw:type="line" svg:x1="81.554cm" svg:y1="55.426cm" svg:x2="81.555cm" svg:y2="56.611cm" draw:start-shape="id72" draw:start-glue-point="6" draw:end-shape="id73" draw:end-glue-point="4" svg:d="M81554 55426l1 1185" svg:viewBox="0 0 2 1186">
            <text:p/>
          </draw:connector>
          <draw:connector draw:style-name="gr3" draw:text-style-name="P3" draw:layer="layout" draw:type="line" svg:x1="81.046cm" svg:y1="54.918cm" svg:x2="79.554cm" svg:y2="56.61cm" draw:start-shape="id72" draw:start-glue-point="5" draw:end-shape="id75" draw:end-glue-point="4" svg:d="M81046 54918l-1492 1692" svg:viewBox="0 0 1493 1693">
            <text:p/>
          </draw:connector>
          <draw:connector draw:style-name="gr4" draw:text-style-name="P3" draw:layer="layout" draw:type="line" svg:x1="79.553cm" svg:y1="55.425cm" svg:x2="79.554cm" svg:y2="56.61cm" draw:start-shape="id77" draw:start-glue-point="6" draw:end-shape="id75" draw:end-glue-point="4" svg:d="M79553 55425l1 1185" svg:viewBox="0 0 2 1186">
            <text:p/>
          </draw:connector>
          <draw:connector draw:style-name="gr3" draw:text-style-name="P3" draw:layer="layout" draw:type="line" svg:x1="80.061cm" svg:y1="54.917cm" svg:x2="81.555cm" svg:y2="56.611cm" draw:start-shape="id77" draw:start-glue-point="7" draw:end-shape="id73" draw:end-glue-point="4" svg:d="M80061 54917l1494 1694" svg:viewBox="0 0 1495 1695">
            <text:p/>
          </draw:connector>
          <draw:connector draw:style-name="gr4" draw:text-style-name="P3" draw:layer="layout" draw:type="line" svg:x1="77.353cm" svg:y1="55.425cm" svg:x2="77.354cm" svg:y2="56.61cm" draw:start-shape="id78" draw:start-glue-point="6" draw:end-shape="id80" draw:end-glue-point="4" svg:d="M77353 55425l1 1185" svg:viewBox="0 0 2 1186">
            <text:p/>
          </draw:connector>
          <draw:connector draw:style-name="gr3" draw:text-style-name="P3" draw:layer="layout" draw:type="line" svg:x1="76.845cm" svg:y1="54.917cm" svg:x2="75.353cm" svg:y2="56.609cm" draw:start-shape="id78" draw:start-glue-point="5" draw:end-shape="id83" draw:end-glue-point="4" svg:d="M76845 54917l-1492 1692" svg:viewBox="0 0 1493 1693">
            <text:p/>
          </draw:connector>
          <draw:connector draw:style-name="gr4" draw:text-style-name="P3" draw:layer="layout" draw:type="line" svg:x1="75.352cm" svg:y1="55.424cm" svg:x2="75.353cm" svg:y2="56.609cm" draw:start-shape="id79" draw:start-glue-point="6" draw:end-shape="id83" draw:end-glue-point="4" svg:d="M75352 55424l1 1185" svg:viewBox="0 0 2 1186">
            <text:p/>
          </draw:connector>
          <draw:connector draw:style-name="gr3" draw:text-style-name="P3" draw:layer="layout" draw:type="line" svg:x1="75.86cm" svg:y1="54.916cm" svg:x2="77.354cm" svg:y2="56.61cm" draw:start-shape="id79" draw:start-glue-point="7" draw:end-shape="id80" draw:end-glue-point="4" svg:d="M75860 54916l1494 1694" svg:viewBox="0 0 1495 1695">
            <text:p/>
          </draw:connector>
          <draw:custom-shape draw:style-name="gr6" draw:text-style-name="P5" draw:layer="layout" svg:width="1.797cm" svg:height="1.799cm" svg:x="77.552cm" svg:y="45.4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69" draw:id="id69" draw:layer="layout" svg:width="1.016cm" svg:height="1.016cm" svg:x="77.942cm" svg:y="50.4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1" draw:id="id71" draw:layer="layout" svg:width="1.016cm" svg:height="1.016cm" svg:x="75.843cm" svg:y="52.4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0" draw:id="id70" draw:layer="layout" svg:width="1.016cm" svg:height="1.016cm" svg:x="80.044cm" svg:y="52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9" draw:id="id79" draw:layer="layout" svg:width="1.016cm" svg:height="1.016cm" svg:x="74.844cm" svg:y="54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7" draw:id="id77" draw:layer="layout" svg:width="1.016cm" svg:height="1.016cm" svg:x="79.0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8" draw:id="id78" draw:layer="layout" svg:width="1.016cm" svg:height="1.016cm" svg:x="76.8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2" draw:id="id72" draw:layer="layout" svg:width="1.016cm" svg:height="1.016cm" svg:x="81.046cm" svg:y="54.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3" draw:id="id83" draw:layer="layout" svg:width="1.016cm" svg:height="1.016cm" svg:x="74.845cm" svg:y="56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5" draw:id="id75" draw:layer="layout" svg:width="1.016cm" svg:height="1.016cm" svg:x="79.0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0" draw:id="id80" draw:layer="layout" svg:width="1.016cm" svg:height="1.016cm" svg:x="76.8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3" draw:id="id73" draw:layer="layout" svg:width="1.016cm" svg:height="1.016cm" svg:x="81.047cm" svg:y="56.6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8" draw:layer="layout" svg:width="0.508cm" svg:height="0.508cm" svg:x="75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1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4.9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75.876cm" svg:y="51.145cm">
            <text:p text:style-name="P4"><text:span text:style-name="T9">S</text:span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7.776cm" svg:y="48.745cm">
            <text:p text:style-name="P4"><text:span text:style-name="T9">S</text:span><text:span text:style-name="T9">S</text:span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5.8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6.5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7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8.37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126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3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2.1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7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6.4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0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3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81.2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6.9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81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0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8" draw:layer="layout" svg:width="5.696cm" svg:height="0.762cm" svg:x="50.744cm" svg:y="79.809cm">
          <text:p text:style-name="P4"><text:span text:style-name="T1">F</text:span><text:span text:style-name="T1">u</text:span><text:span text:style-name="T1">n</text:span><text:span text:style-name="T1">c</text:span><text:span text:style-name="T1">ti</text:span><text:span text:style-name="T1">o</text:span><text:span text:style-name="T1">n</text:span><text:span text:style-name="T1">s </text:span><text:span text:style-name="T1">o</text:span><text:span text:style-name="T1">f </text:span><text:span text:style-name="T1">a</text:span><text:span text:style-name="T1">ri</text:span><text:span text:style-name="T1">t</text:span><text:span text:style-name="T1">y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0.744cm" svg:y="77.609cm">
          <text:p text:style-name="P4"><text:span text:style-name="T1">Functions of arity 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1.444cm" svg:y="76.509cm">
          <text:p text:style-name="P4"><text:span text:style-name="T1">Functions of arity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9.209cm">
          <text:p text:style-name="P4"><text:span text:style-name="T1">Functions of arity 3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6.709cm">
          <text:p text:style-name="P4"><text:span text:style-name="T1">Functions of arity 4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0.722cm" svg:height="49.167cm" svg:x="21.914cm" svg:y="50.3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7.995cm" svg:height="11.954cm" svg:x="23.3cm" svg:y="60.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7">
              <table:table-cell/>
              <table:table-cell table:number-columns-spanned="4">
                <text:p text:style-name="P4"><text:span text:style-name="T10">Circuits</text:span></text:p>
                <text:p text:style-name="P4"><text:span text:style-name="T10">(dense function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<text:span text:style-name="T10">CNF formulas</text:span></text:p>
                <text:p text:style-name="P4"><text:span text:style-name="T10">(sparse functions)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7">
              <table:table-cell/>
              <table:table-cell table:number-columns-spanned="2">
                <text:list text:style-name="L1">
                  <text:list-header>
                    <text:p text:style-name="P4"><text:span text:style-name="T10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50-218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10">model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Z</text:span></text:p>
              </table:table-cell>
              <table:table-cell table:style-name="ce8">
                <text:p text:style-name="P19"><text:span text:style-name="T11">+234%</text:span></text:p>
              </table:table-cell>
              <table:table-cell table:style-name="ce8">
                <text:p text:style-name="P19"><text:span text:style-name="T11">+234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2%</text:span></text:p>
              </table:table-cell>
              <table:table-cell>
                <text:p text:style-name="P4"><text:span text:style-name="T10">-4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</text:span></text:p>
              </table:table-cell>
              <table:table-cell>
                <text:p text:style-name="P4"><text:span text:style-name="T10">-26%</text:span></text:p>
              </table:table-cell>
              <table:table-cell>
                <text:p text:style-name="P4"><text:span text:style-name="T10">-21%</text:span></text:p>
              </table:table-cell>
              <table:table-cell>
                <text:p text:style-name="P4"><text:span text:style-name="T10">-25%</text:span></text:p>
              </table:table-cell>
              <table:table-cell>
                <text:p text:style-name="P4"><text:span text:style-name="T10">-20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7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22%</text:span></text:p>
              </table:table-cell>
            </table:table-row>
            <table:table-row table:style-name="ro5" table:default-cell-style-name="ce7">
              <table:table-cell>
                <text:p text:style-name="P20">NNI</text:p>
              </table:table-cell>
              <table:table-cell>
                <text:p text:style-name="P20">-59%</text:p>
              </table:table-cell>
              <table:table-cell>
                <text:p text:style-name="P20">-53%</text:p>
              </table:table-cell>
              <table:table-cell>
                <text:p text:style-name="P20">-56%</text:p>
              </table:table-cell>
              <table:table-cell>
                <text:p text:style-name="P20">-49%</text:p>
              </table:table-cell>
              <table:table-cell table:style-name="ce10">
                <text:p text:style-name="P21">-30%</text:p>
              </table:table-cell>
              <table:table-cell table:style-name="ce10">
                <text:p text:style-name="P21">-10%</text:p>
              </table:table-cell>
              <table:table-cell table:style-name="ce10">
                <text:p text:style-name="P21">-39%</text:p>
              </table:table-cell>
              <table:table-cell table:style-name="ce9">
                <text:p text:style-name="P22">+5%</text:p>
              </table:table-cell>
            </table:table-row>
            <table:table-row table:style-name="ro5" table:default-cell-style-name="ce7">
              <table:table-cell>
                <text:p text:style-name="P4"><text:span text:style-name="T10">NU-X</text:span></text:p>
              </table:table-cell>
              <table:table-cell>
                <text:p text:style-name="P4"><text:span text:style-name="T10">-64%</text:span></text:p>
              </table:table-cell>
              <table:table-cell>
                <text:p text:style-name="P4"><text:span text:style-name="T10">-58%</text:span></text:p>
              </table:table-cell>
              <table:table-cell>
                <text:p text:style-name="P4"><text:span text:style-name="T10">-55%</text:span></text:p>
              </table:table-cell>
              <table:table-cell>
                <text:p text:style-name="P4"><text:span text:style-name="T10">-46%</text:span></text:p>
              </table:table-cell>
              <table:table-cell>
                <text:p text:style-name="P4"><text:span text:style-name="T10">-96%</text:span></text:p>
              </table:table-cell>
              <table:table-cell>
                <text:p text:style-name="P4"><text:span text:style-name="T10">-95%</text:span></text:p>
              </table:table-cell>
              <table:table-cell>
                <text:p text:style-name="P4"><text:span text:style-name="T10">-97%</text:span></text:p>
              </table:table-cell>
              <table:table-cell>
                <text:p text:style-name="P4"><text:span text:style-name="T10">-96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23" draw:layer="layout" svg:width="37.8cm" svg:height="3.9cm" svg:x="23.5cm" svg:y="54.8cm">
          <text:p text:style-name="P4"><text:span text:style-name="T13">Average reduction of the {number of nodes / </text:span><text:span text:style-name="T14">estimated</text:span><text:span text:style-name="T13"> memory cost}</text:span></text:p>
          <text:p text:style-name="P4"><text:span text:style-name="T13">on four benchmarks.</text:span></text:p>
          <text:p text:style-name="P4"><text:span text:style-name="T13">Results are given relatively to the model N: ROBDD + « output negation »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xml:id="id84" draw:id="id84" draw:layer="layout" svg:width="2.664cm" svg:height="2.666cm" svg:x="40.93cm" svg:y="96.158cm">
          <text:p text:style-name="P4"><text:span text:style-name="T1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xml:id="id85" draw:id="id85" draw:layer="layout" svg:width="2.664cm" svg:height="2.667cm" svg:x="40.932cm" svg:y="92.161cm">
          <text:p text:style-name="P4"><text:span text:style-name="T16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xml:id="id86" draw:id="id86" draw:layer="layout" svg:width="2.665cm" svg:height="2.666cm" svg:x="36.936cm" svg:y="88.262cm">
          <text:p text:style-name="P4"><text:span text:style-name="T16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xml:id="id88" draw:id="id88" draw:layer="layout" svg:width="2.666cm" svg:height="2.668cm" svg:x="36.937cm" svg:y="83.33cm">
          <text:p text:style-name="P4"><text:span text:style-name="T17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90" draw:id="id90" draw:layer="layout" svg:width="3.299cm" svg:height="3.368cm" svg:x="40.7cm" svg:y="79.132cm">
          <text:p text:style-name="P4"><text:span text:style-name="T17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89" draw:id="id89" draw:layer="layout" svg:width="3.399cm" svg:height="3.433cm" svg:x="44.6cm" svg:y="82.767cm">
          <text:p text:style-name="P4"><text:span text:style-name="T16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87" draw:id="id87" draw:layer="layout" svg:width="2.665cm" svg:height="2.668cm" svg:x="44.935cm" svg:y="88.401cm">
          <text:p text:style-name="P4"><text:span text:style-name="T16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9" draw:layer="layout" draw:type="line" svg:x1="42.262cm" svg:y1="96.158cm" svg:x2="42.264cm" svg:y2="94.828cm" draw:start-shape="id84" draw:start-glue-point="4" draw:end-shape="id85" draw:end-glue-point="8" svg:d="M42262 96158l2-1330" svg:viewBox="0 0 3 1331">
          <text:p/>
        </draw:connector>
        <draw:connector draw:style-name="gr27" draw:text-style-name="P29" draw:layer="layout" draw:type="line" svg:x1="41.322cm" svg:y1="92.551cm" svg:x2="39.211cm" svg:y2="90.538cm" draw:start-shape="id85" draw:start-glue-point="5" draw:end-shape="id86" draw:end-glue-point="9" svg:d="M41322 92551l-2111-2013" svg:viewBox="0 0 2112 2014">
          <text:p/>
        </draw:connector>
        <draw:connector draw:style-name="gr27" draw:text-style-name="P29" draw:layer="layout" draw:type="line" svg:x1="43.206cm" svg:y1="92.551cm" svg:x2="45.325cm" svg:y2="90.679cm" draw:start-shape="id85" draw:start-glue-point="11" draw:end-shape="id87" draw:end-glue-point="7" svg:d="M43206 92551l2119-1872" svg:viewBox="0 0 2120 1873">
          <text:p/>
        </draw:connector>
        <draw:connector draw:style-name="gr27" draw:text-style-name="P29" draw:layer="layout" draw:type="line" svg:x1="38.269cm" svg:y1="88.262cm" svg:x2="38.27cm" svg:y2="85.998cm" draw:start-shape="id86" draw:start-glue-point="4" draw:end-shape="id88" draw:end-glue-point="8" svg:d="M38269 88262l1-2264" svg:viewBox="0 0 2 2265">
          <text:p/>
        </draw:connector>
        <draw:connector draw:style-name="gr27" draw:text-style-name="P29" draw:layer="layout" draw:type="line" svg:x1="46.268cm" svg:y1="88.401cm" svg:x2="46.299cm" svg:y2="86.2cm" draw:start-shape="id87" draw:start-glue-point="4" draw:end-shape="id89" draw:end-glue-point="2" svg:d="M46268 88401l31-2201" svg:viewBox="0 0 32 2202">
          <text:p/>
        </draw:connector>
        <draw:connector draw:style-name="gr27" draw:text-style-name="P29" draw:layer="layout" draw:type="line" svg:x1="39.213cm" svg:y1="83.72cm" svg:x2="41.183cm" svg:y2="82.007cm" draw:start-shape="id88" draw:start-glue-point="11" draw:end-shape="id90" draw:end-glue-point="7" svg:d="M39213 83720l1970-1713" svg:viewBox="0 0 1971 1714">
          <text:p/>
        </draw:connector>
        <draw:connector draw:style-name="gr27" draw:text-style-name="P29" draw:layer="layout" draw:type="line" svg:x1="45.097cm" svg:y1="83.269cm" svg:x2="43.516cm" svg:y2="82.007cm" draw:start-shape="id89" draw:start-glue-point="5" draw:end-shape="id90" draw:end-glue-point="9" svg:d="M45097 83269l-1581-1262" svg:viewBox="0 0 1582 1263">
          <text:p/>
        </draw:connector>
        <draw:connector draw:style-name="gr27" draw:text-style-name="P29" draw:layer="layout" draw:type="line" svg:x1="39.601cm" svg:y1="89.595cm" svg:x2="45.097cm" svg:y2="85.698cm" draw:start-shape="id86" draw:start-glue-point="10" draw:end-shape="id89" draw:end-glue-point="7" svg:d="M39601 89595l5496-3897" svg:viewBox="0 0 5497 3898">
          <text:p/>
        </draw:connector>
        <draw:custom-shape draw:style-name="gr28" draw:text-style-name="P24" xml:id="id91" draw:id="id91" draw:layer="layout" svg:width="2.665cm" svg:height="2.667cm" svg:x="44.889cm" svg:y="96.159cm">
          <text:p text:style-name="P4"><text:span text:style-name="T15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9" draw:layer="layout" draw:type="line" svg:x1="46.222cm" svg:y1="96.159cm" svg:x2="46.268cm" svg:y2="91.069cm" draw:start-shape="id91" draw:start-glue-point="4" draw:end-shape="id87" draw:end-glue-point="8" svg:d="M46222 96159l46-5090" svg:viewBox="0 0 47 5091">
          <text:p/>
        </draw:connector>
        <draw:custom-shape draw:style-name="gr29" draw:text-style-name="P25" xml:id="id92" draw:id="id92" draw:layer="layout" svg:width="2.665cm" svg:height="2.667cm" svg:x="36.936cm" svg:y="96.055cm">
          <text:p text:style-name="P4"><text:span text:style-name="T16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0" draw:layer="layout" draw:type="line" svg:x1="39.211cm" svg:y1="96.445cm" svg:x2="41.322cm" svg:y2="94.438cm" draw:start-shape="id92" draw:start-glue-point="11" draw:end-shape="id85" draw:end-glue-point="7" svg:d="M39211 96445l2111-2007" svg:viewBox="0 0 2112 2008">
          <text:p/>
        </draw:connector>
        <draw:custom-shape draw:style-name="gr30" draw:text-style-name="P31" draw:layer="layout" svg:width="11.872cm" svg:height="4.533cm" svg:x="49.948cm" svg:y="87.367cm">
          <text:p text:style-name="P4"><text:span text:style-name="T18">“</text:span><text:span text:style-name="T18">output negation” +</text:span></text:p>
          <text:p text:style-name="P4"><text:span text:style-name="T18">“</text:span><text:span text:style-name="T18">useless inputs extraction”</text:span></text:p>
          <text:p text:style-name="P4"><text:span text:style-name="T18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1.872cm" svg:height="1.947cm" svg:x="22.942cm" svg:y="83.553cm">
          <text:p text:style-name="P4"><text:span text:style-name="T18">“</text:span><text:span text:style-name="T18">inputs/output nega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1" draw:layer="layout" svg:width="11.872cm" svg:height="4.533cm" svg:x="22.942cm" svg:y="87.427cm">
          <text:p text:style-name="P4"><text:span text:style-name="T18">“</text:span><text:span text:style-name="T18">output negation” +</text:span></text:p>
          <text:p text:style-name="P4"><text:span text:style-name="T18">“</text:span><text:span text:style-name="T18">useless inputs extraction”</text:span></text:p>
          <text:p text:style-name="P4"><text:span text:style-name="T18">+ “anti-variables extrac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draw:layer="layout" svg:width="11.872cm" svg:height="4.534cm" svg:x="49.88cm" svg:y="82.133cm">
          <text:p text:style-name="P4"><text:span text:style-name="T18">“</text:span><text:span text:style-name="T18">output negation” +</text:span></text:p>
          <text:p text:style-name="P4"><text:span text:style-name="T18">“</text:span><text:span text:style-name="T18">useless inputs extraction”</text:span></text:p>
          <text:p text:style-name="P4"><text:span text:style-name="T18">+ “anti-variables extraction”</text:span></text:p>
          <text:p text:style-name="P4"><text:span text:style-name="T18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1.872cm" svg:height="2.6cm" svg:x="22.9cm" svg:y="79.4cm">
          <text:p text:style-name="P4"><text:span text:style-name="T18">“</text:span><text:span text:style-name="T18">input/output negation”</text:span></text:p>
          <text:p text:style-name="P4"><text:span text:style-name="T18">+ “1-prediction extraction”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40.9cm" svg:height="3.4cm" svg:x="1.2cm" svg:y="38.2cm">
          <draw:text-box>
            <text:p><text:span text:style-name="T3">[3] Ordered Binary Decision Diagram (OBDD)</text:span></text:p>
          </draw:text-box>
        </draw:frame>
        <draw:frame draw:style-name="gr35" draw:text-style-name="P7" draw:layer="layout" svg:width="40.9cm" svg:height="3.409cm" svg:x="42.2cm" svg:y="38.201cm">
          <draw:text-box>
            <text:p><text:span text:style-name="T3">[6] Generalized Reduction of OBDD</text:span><text:span text:style-name="T3"><text:line-break/></text:span><text:span text:style-name="T3">(GroBdd)</text:span></text:p>
          </draw:text-box>
        </draw:frame>
        <draw:frame draw:style-name="gr8" draw:text-style-name="P7" draw:layer="layout" svg:width="20.7cm" svg:height="3.3cm" svg:x="1.2cm" svg:y="62.602cm">
          <draw:text-box>
            <text:p><text:span text:style-name="T10">[4] ROBDD + “output negation”</text:span><text:span text:style-name="T10"><text:line-break/></text:span><text:span text:style-name="T10">=&gt; model N</text:span></text:p>
          </draw:text-box>
        </draw:frame>
        <draw:frame draw:style-name="gr36" draw:text-style-name="P9" draw:layer="layout" svg:width="20.4cm" svg:height="4.049cm" svg:x="62.7cm" svg:y="62.702cm">
          <draw:text-box>
            <text:p><text:span text:style-name="T4">[7] « output Negation » (N) +</text:span></text:p>
            <text:p><text:span text:style-name="T4">« Useless inputs extraction » (U)</text:span><text:span text:style-name="T4"><text:line-break/></text:span><text:span text:style-name="T4">=&gt; model NU</text:span></text:p>
          </draw:text-box>
        </draw:frame>
        <draw:frame draw:style-name="gr36" draw:text-style-name="P7" draw:layer="layout" svg:width="20.7cm" svg:height="4.049cm" svg:x="1.2cm" svg:y="87.103cm">
          <draw:text-box>
            <text:p><text:span text:style-name="T10">[5] Zero supressed</text:span><text:span text:style-name="T10"><text:line-break/></text:span><text:span text:style-name="T10">Binary Decision Diagram</text:span><text:span text:style-name="T10"><text:line-break/></text:span><text:span text:style-name="T10">=&gt; model Z</text:span></text:p>
          </draw:text-box>
        </draw:frame>
        <draw:frame draw:style-name="gr36" draw:text-style-name="P9" draw:layer="layout" svg:width="20.4cm" svg:height="4.049cm" svg:x="62.7cm" svg:y="87.103cm">
          <draw:text-box>
            <text:p><text:span text:style-name="T4">[8] model NU</text:span><text:span text:style-name="T4"><text:line-break/></text:span><text:span text:style-name="T4">+ « 1-prediction extraction » (X)</text:span><text:span text:style-name="T4"><text:line-break/></text:span><text:span text:style-name="T4">=&gt; model NU-X</text:span></text:p>
          </draw:text-box>
        </draw:frame>
        <draw:custom-shape draw:style-name="gr37" draw:text-style-name="P32" draw:layer="layout" svg:width="6cm" svg:height="5.9cm" draw:transform="rotate (1.5707963267949) translate (77.1cm 41.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7" draw:text-style-name="P32" draw:layer="layout" svg:width="6cm" svg:height="5.9cm" draw:transform="rotate (-1.5707963267949) translate (42.9cm 35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8" draw:text-style-name="P32" draw:layer="layout" svg:width="8cm" svg:height="4.1cm" svg:x="36.4cm" svg:y="1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32" draw:layer="layout" svg:width="8cm" svg:height="3.4cm" draw:transform="rotate (-1.5707963267949) translate (20.5cm 6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2" draw:layer="layout" svg:width="30.899cm" svg:height="3.4cm" draw:transform="rotate (-1.5707963267949) translate (22.8cm 61.001cm)">
          <text:p/>
          <draw:enhanced-geometry svg:viewBox="0 0 21600 21600" draw:text-areas="0 ?f0 ?f5 ?f2" draw:type="right-arrow" draw:modifiers="20136.2330097087 6840.105851220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32" draw:layer="layout" svg:width="8cm" svg:height="3.4cm" draw:transform="rotate (-1.5707963267949) translate (83cm 61.8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32" draw:layer="layout" svg:width="8cm" svg:height="3.4cm" draw:transform="rotate (-1.5707963267949) translate (83cm 86.20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7" draw:layer="layout" svg:width="40.7cm" svg:height="3.409cm" svg:x="21.9cm" svg:y="50.402cm">
          <draw:text-box>
            <text:p><text:span text:style-name="T3">[9] Results</text:span></text:p>
          </draw:text-box>
        </draw:frame>
        <draw:frame draw:style-name="gr35" draw:text-style-name="P7" draw:layer="layout" svg:width="40.8cm" svg:height="3.409cm" svg:x="21.8cm" svg:y="74.991cm">
          <draw:text-box>
            <text:p><text:span text:style-name="T3">[10] Generalization Graph</text:span></text:p>
          </draw:text-box>
        </draw:frame>
        <draw:g>
          <draw:custom-shape draw:style-name="gr42" draw:text-style-name="P34" draw:layer="layout" svg:width="10.879cm" svg:height="5.043cm" svg:x="50.5cm" svg:y="93.2cm">
            <text:p text:style-name="P33"><text:span text:style-name="T19"><text:s text:c="10"/></text:span><text:span text:style-name="T19">= Future work <text:s text:c="15"/></text:span></text:p>
            <text:p text:style-name="P33"><text:span text:style-name="T19"><text:s text:c="11"/></text:span><text:span text:style-name="T19">= New model <text:s text:c="17"/></text:span></text:p>
            <text:p text:style-name="P33"><text:span text:style-name="T19"><text:s text:c="13"/></text:span><text:span text:style-name="T19">= State-Of-The-Art model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5" draw:layer="layout" svg:width="1.255cm" svg:height="1.256cm" svg:x="51.1cm" svg:y="96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6" draw:layer="layout" svg:width="1.255cm" svg:height="1.255cm" svg:x="51.1cm" svg:y="93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7" draw:layer="layout" svg:width="1.255cm" svg:height="1.256cm" svg:x="51.1cm" svg:y="9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38" draw:layer="layout" svg:width="82.4cm" svg:height="10.277cm" svg:x="1cm" svg:y="1.9cm">
          <draw:text-box>
            <text:p text:style-name="P4"><text:span text:style-name="T20">A Generalized Reduction of Ordered Binary Decision Diagram</text:span></text:p>
            <text:p text:style-name="P4"><text:span text:style-name="T21">(GroBdd)</text:span></text:p>
            <text:p text:style-name="P4"><text:span text:style-name="T22">Joan Thibault, supervisor : Rolf Drechsler</text:span></text:p>
            <text:p text:style-name="P4"><text:span text:style-name="T23">Internship from 15/03/2017 untill 15/06/2017</text:span></text:p>
          </draw:text-box>
        </draw:frame>
        <draw:g>
          <draw:custom-shape draw:style-name="gr47" draw:text-style-name="P40" draw:layer="layout" svg:width="8.3cm" svg:height="6.165cm" svg:x="1.6cm" svg:y="17.435cm">
            <text:p text:style-name="P39"><text:span text:style-name="T24"><text:s text:c="10"/></text:span><text:span text:style-name="T24">= if False <text:s text:c="2"/>(if 0)</text:span></text:p>
            <text:p text:style-name="P39"><text:span text:style-name="T25"><text:s text:c="10"/></text:span><text:span text:style-name="T24">= if True <text:s text:c="4"/>(if 1)</text:span></text:p>
            <text:p text:style-name="P39"><text:span text:style-name="T25"><text:s text:c="10"/></text:span><text:span text:style-name="T24">= False <text:s text:c="5"/>(then 0)</text:span></text:p>
            <text:p text:style-name="P39"><text:span text:style-name="T25"><text:s text:c="10"/></text:span><text:span text:style-name="T24">= True <text:s text:c="6"/>(then 1)</text:span></text:p>
            <text:p text:style-name="P39"><text:span text:style-name="T24"><text:s text:c="10"/></text:span><text:span text:style-name="T24">= Case Disjun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draw:transform="rotate (-3.14159265358979) translate (3.04cm 22.01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762cm" svg:height="0.691cm" draw:transform="rotate (-3.14159265358979) translate (3.047cm 20.8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823cm" svg:y1="19.301cm" svg:x2="3.601cm" svg:y2="19.301cm">
            <text:p/>
          </draw:line>
          <draw:line draw:style-name="gr3" draw:text-style-name="P3" draw:layer="layout" svg:x1="1.823cm" svg:y1="18.139cm" svg:x2="3.601cm" svg:y2="18.139cm">
            <text:p/>
          </draw:line>
          <draw:custom-shape draw:style-name="gr7" draw:text-style-name="P6" draw:layer="layout" svg:width="1.016cm" svg:height="1.016cm" svg:x="2.184cm" svg:y="22.3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9" draw:text-style-name="P41" draw:layer="layout" svg:width="4.3cm" svg:height="1.143cm" svg:x="2.7cm" svg:y="84.6cm">
            <text:p text:style-name="P4"><text:span text:style-name="T6"><text:s text:c="12"/></text:span><text:span text:style-name="T6">= Not <text:s text:c="6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508cm" svg:height="0.508cm" svg:x="3.692cm" svg:y="84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42" draw:layer="layout" svg:width="8.379cm" svg:height="3.553cm" svg:x="74.2cm" svg:y="107.447cm">
          <text:p text:style-name="P4"><text:span text:style-name="T5"><text:s/></text:span><text:span text:style-name="T5">1 = If 0 then 0</text:span></text:p>
          <text:p text:style-name="P4"><text:span text:style-name="T5"><text:s/></text:span><text:span text:style-name="T5">0 = If 1 then 0</text:span></text:p>
          <text:p text:style-name="P4"><text:span text:style-name="T5"><text:s text:c="2"/></text:span><text:span text:style-name="T5">I = If 0 then 1</text:span></text:p>
          <text:p text:style-name="P4"><text:span text:style-name="T5">O = If 1 then 1</text:span></text:p>
          <draw:enhanced-geometry svg:viewBox="0 0 21600 21600" draw:type="rectangle" draw:enhanced-path="M 0 0 L 21600 0 21600 21600 0 21600 0 0 Z N"/>
        </draw:custom-shape>
        <draw:custom-shape draw:style-name="gr52" draw:text-style-name="P42" draw:layer="layout" svg:width="7.179cm" svg:height="1.353cm" svg:x="75.8cm" svg:y="83.9cm">
          <text:p text:style-name="P4"><text:span text:style-name="T5">U = useless inputs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8.379cm" svg:height="1.353cm" svg:x="74.5cm" svg:y="60.147cm">
          <text:p text:style-name="P4"><text:span text:style-name="T5">S = significant 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43" draw:layer="layout" svg:width="24.7cm" svg:height="4.9cm" svg:x="10.4cm" svg:y="16.1cm">
          <text:p text:style-name="P4"><text:span text:style-name="T13">Efficiently manipulating Boolean functions</text:span></text:p>
          <text:p text:style-name="P4"><text:span text:style-name="T13">is required in various fields :</text:span></text:p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15.6cm" svg:height="7.5cm" svg:x="16.6cm" svg:y="19.5cm">
          <text:list text:style-name="L2">
            <text:list-item>
              <text:p text:style-name="P44"><text:span text:style-name="T13">Computer aided design</text:span></text:p>
            </text:list-item>
          </text:list>
          <text:list text:style-name="L3">
            <text:list-item>
              <text:list>
                <text:list-item>
                  <text:p text:style-name="P44"><text:span text:style-name="T13">Equivalence checking</text:span></text:p>
                </text:list-item>
                <text:list-item>
                  <text:p text:style-name="P44"><text:span text:style-name="T13">Logic synthesis &amp; optimization</text:span></text:p>
                </text:list-item>
              </text:list>
            </text:list-item>
          </text:list>
          <text:list text:style-name="L2">
            <text:list-item>
              <text:p text:style-name="P44"><text:span text:style-name="T13">Knowledge representation</text:span></text:p>
            </text:list-item>
            <text:list-item>
              <text:p text:style-name="P44"><text:span text:style-name="T13">Artificial Inteligence</text:span></text:p>
            </text:list-item>
            <text:list-item>
              <text:p text:style-name="P44"><text:span text:style-name="T13">Combinatoric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15.6cm" svg:height="7.5cm" svg:x="25.6cm" svg:y="27.4cm">
          <text:list text:style-name="L2">
            <text:list-header>
              <text:p text:style-name="P44"><text:span text:style-name="T13">Various representations exists :</text:span></text:p>
            </text:list-header>
            <text:list-item>
              <text:p text:style-name="P44"><text:span text:style-name="T13">Truth table</text:span></text:p>
            </text:list-item>
            <text:list-item>
              <text:p text:style-name="P44"><text:span text:style-name="T13">Shanon’s Binary Decision Tree</text:span></text:p>
            </text:list-item>
            <text:list-item>
              <text:p text:style-name="P44"><text:span text:style-name="T13">CNF/DNF formulas</text:span></text:p>
            </text:list-item>
            <text:list-item>
              <text:p text:style-name="P44"><text:span text:style-name="T13">Circuits</text:span></text:p>
            </text:list-item>
            <text:list-item>
              <text:p text:style-name="P44"><text:span text:style-name="T13">…</text:span></text:p>
              <text:p text:style-name="P44"><text:span text:style-name="T13">All of them have en exponential</text:span></text:p>
              <text:p text:style-name="P44"><text:span text:style-name="T13">worst case (counting argum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5.985cm" svg:height="1.359cm" svg:x="34.115cm" svg:y="17.441cm">
          <text:p text:style-name="P4"><text:span text:style-name="T1">merging isomorphic sub-trees</text:span></text:p>
          <draw:enhanced-geometry svg:viewBox="0 0 21600 21600" draw:type="rectangle" draw:enhanced-path="M 0 0 L 21600 0 21600 21600 0 21600 0 0 Z N"/>
        </draw:custom-shape>
        <draw:frame draw:style-name="gr57" draw:text-style-name="P47" draw:layer="layout" svg:width="32.5cm" svg:height="16.709cm" svg:x="50.6cm" svg:y="18.985cm">
          <draw:text-box>
            <text:p text:style-name="P46"><text:span text:style-name="T1">Objective: find a representation which size grows with the function’s <text:s/>complexity and allows to quickly apply operators. Reduced Ordered Binary Decision Diagrams (ROBDDs, cf [4]) tend to fulfill these requirements:</text:span></text:p>
            <text:list text:style-name="L2">
              <text:list-item>
                <text:p text:style-name="P46"><text:span text:style-name="T1">Constant time operator : functional equality</text:span></text:p>
              </text:list-item>
              <text:list-item>
                <text:p text:style-name="P46"><text:span text:style-name="T1">Linear time (O(#variables)) operators:</text:span></text:p>
                <text:list>
                  <text:list-header>
                    <text:p text:style-name="P46"><text:span text:style-name="T1">Evaluation, AnySAT, MinSAT, MaxSAT</text:span></text:p>
                  </text:list-header>
                </text:list>
              </text:list-item>
              <text:list-item>
                <text:p text:style-name="P46"><text:span text:style-name="T1">Linear time (O(#node)) operators:</text:span></text:p>
                <text:list>
                  <text:list-header>
                    <text:p text:style-name="P46"><text:span text:style-name="T1">Partial evaluation, conversion to {CNF, DNF, Circuits}, intputs/output negation</text:span></text:p>
                  </text:list-header>
                </text:list>
              </text:list-item>
              <text:list-item>
                <text:p text:style-name="P46"><text:span text:style-name="T1">Quadratic time (O(#node)) operators:</text:span></text:p>
                <text:list>
                  <text:list-header>
                    <text:p text:style-name="P46"><text:span text:style-name="T1">Binary Boolean operators {AND, XOR}, quantification</text:span></text:p>
                  </text:list-header>
                </text:list>
              </text:list-item>
            </text:list>
            <text:p text:style-name="P46"><text:span text:style-name="T1"/></text:p>
          </draw:text-box>
        </draw:frame>
        <draw:custom-shape draw:style-name="gr58" draw:text-style-name="P8" draw:layer="layout" svg:width="19.2cm" svg:height="1.359cm" svg:x="18cm" svg:y="41.9cm">
          <text:p text:style-name="P4"><text:span text:style-name="T1">Labeling nodes with inputs’ indexes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4cm" svg:height="1.359cm" svg:x="55.6cm" svg:y="41.9cm">
          <text:p text:style-name="P4"><text:span text:style-name="T1">Labeling edges with transformation descriptor</text:span></text:p>
          <draw:enhanced-geometry svg:viewBox="0 0 21600 21600" draw:type="rectangle" draw:enhanced-path="M 0 0 L 21600 0 21600 21600 0 21600 0 0 Z N"/>
        </draw:custom-shape>
        <draw:frame draw:style-name="gr60" draw:text-style-name="P47" draw:layer="layout" svg:width="31.8cm" svg:height="11.645cm" svg:x="10.5cm" svg:y="43.4cm">
          <draw:text-box>
            <text:p text:style-name="P46"><text:span text:style-name="T1">However, ROBDDs have several issues:</text:span></text:p>
            <text:list text:style-name="L4">
              <text:list-item>
                <text:p text:style-name="P46"><text:span text:style-name="T1"><text:s/></text:span><text:span text:style-name="T1">The representation is not stable by input permutation (unlike CNF/DNF formulas and circuits).</text:span></text:p>
              </text:list-item>
              <text:list-item>
                <text:p text:style-name="P46"><text:span text:style-name="T1"><text:s/></text:span><text:span text:style-name="T1">There exists polynomial size circuits which have no polynomial size ROBDD, e.g. integer multiplication.</text:span></text:p>
              </text:list-item>
            </text:list>
          </draw:text-box>
        </draw:frame>
        <draw:custom-shape draw:style-name="gr61" draw:text-style-name="P8" draw:layer="layout" svg:width="14.4cm" svg:height="1.359cm" svg:x="2cm" svg:y="66.9cm">
          <text:p text:style-name="P4"><text:span text:style-name="T1">Remove useless nodes</text:span></text:p>
          <draw:enhanced-geometry svg:viewBox="0 0 21600 21600" draw:type="rectangle" draw:enhanced-path="M 0 0 L 21600 0 21600 21600 0 21600 0 0 Z N"/>
        </draw:custom-shape>
        <draw:frame draw:style-name="gr60" draw:text-style-name="P47" draw:layer="layout" svg:width="32.1cm" svg:height="11.645cm" svg:x="10cm" svg:y="99.6cm">
          <draw:text-box>
            <text:p text:style-name="P46"><text:span text:style-name="T1">However, ZBDD and “output negation” are not compatible, i.e. one cannot merge the reduction rules of ZBDD and “output negation” with a constant memory overhead and maintaining canonicity.</text:span></text:p>
            <text:p text:style-name="P46"><text:span text:style-name="T1">Our main contribution is to provide an abstraction of reduction rules, which allows to efficiently determine if two variant are compatible and simplifies the task of proving that a variant is canonical.</text:span></text:p>
            <text:p text:style-name="P46"><text:span text:style-name="T1">This abstraction layer was used to implement 5 new models.</text:span></text:p>
          </draw:text-box>
        </draw:frame>
        <draw:frame draw:style-name="gr62" draw:text-style-name="P47" draw:layer="layout" svg:width="11.5cm" svg:height="15.443cm" svg:x="8.6cm" svg:y="69.8cm">
          <draw:text-box>
            <text:p text:style-name="P46"><text:span text:style-name="T1">Therefore, several variants have been invented, such as:</text:span></text:p>
            <text:p text:style-name="P46"><text:span text:style-name="T1">“</text:span><text:span text:style-name="T1">output negation” (which allows to complement a function in constant time) and ZBDD (Zero supressed BDD, better suited for sparse functions, cf [5]).</text:span></text:p>
          </draw:text-box>
        </draw:frame>
        <draw:custom-shape draw:style-name="gr61" draw:text-style-name="P8" draw:layer="layout" svg:width="14.4cm" svg:height="1.359cm" svg:x="3.92cm" svg:y="91.62cm">
          <text:p text:style-name="P4"><text:span text:style-name="T1">Remove “if 1 then 0” nodes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xml:id="id97" draw:id="id97" draw:layer="layout" svg:width="0.762cm" svg:height="0.762cm" svg:x="78.567cm" svg:y="82.3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461cm" svg:y1="74.508cm" svg:x2="78.956cm" svg:y2="78.003cm" draw:start-shape="id93" draw:start-glue-point="7" draw:end-shape="id94" draw:end-glue-point="4" svg:d="M79461 74508h1676v3495h-2181" svg:viewBox="0 0 2182 3496">
            <text:p/>
          </draw:connector>
          <draw:connector draw:style-name="gr4" draw:text-style-name="P3" draw:layer="layout" draw:line-skew="0cm 2.503cm" svg:x1="79.462cm" svg:y1="76.509cm" svg:x2="78.956cm" svg:y2="78.003cm" draw:start-shape="id95" draw:start-glue-point="7" draw:end-shape="id94" draw:end-glue-point="4" svg:d="M79462 76509h504v1494h-1010" svg:viewBox="0 0 1011 1495">
            <text:p/>
          </draw:connector>
          <draw:connector draw:style-name="gr9" draw:text-style-name="P3" draw:layer="layout" draw:type="line" svg:x1="78.956cm" svg:y1="70.857cm" svg:x2="78.953cm" svg:y2="74cm" draw:end-shape="id93" draw:end-glue-point="4" svg:d="M78956 70857l-3 3143" svg:viewBox="0 0 4 3144">
            <text:p/>
          </draw:connector>
          <draw:custom-shape draw:style-name="gr6" draw:text-style-name="P5" draw:layer="layout" svg:width="1.797cm" svg:height="1.799cm" svg:x="78.055cm" svg:y="69.0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3" draw:id="id93" draw:layer="layout" svg:width="1.016cm" svg:height="1.016cm" svg:x="78.445cm" svg:y="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5" draw:id="id95" draw:layer="layout" svg:width="1.016cm" svg:height="1.016cm" svg:x="78.446cm" svg:y="76.0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4" draw:id="id94" draw:layer="layout" svg:width="1.016cm" svg:height="1.016cm" svg:x="78.448cm" svg:y="78.0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6" draw:id="id96" draw:layer="layout" svg:width="1.016cm" svg:height="1.016cm" svg:x="78.449cm" svg:y="80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8.701cm" svg:y="7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446cm" svg:y1="76.509cm" svg:x2="78.956cm" svg:y2="78.003cm" draw:start-shape="id95" draw:start-glue-point="5" draw:end-shape="id94" draw:end-glue-point="4" svg:d="M78446 76509h-501v1494h1011" svg:viewBox="0 0 1012 1495">
            <text:p/>
          </draw:connector>
          <draw:connector draw:style-name="gr3" draw:text-style-name="P3" draw:layer="layout" draw:line-skew="0cm 0.592cm" svg:x1="78.448cm" svg:y1="78.511cm" svg:x2="78.957cm" svg:y2="80.204cm" draw:start-shape="id94" draw:start-glue-point="5" draw:end-shape="id96" draw:end-glue-point="4" svg:d="M78448 78511h-501v1693h1010" svg:viewBox="0 0 1011 1694">
            <text:p/>
          </draw:connector>
          <draw:connector draw:style-name="gr3" draw:text-style-name="P3" draw:layer="layout" svg:x1="78.449cm" svg:y1="80.712cm" svg:x2="78.567cm" svg:y2="82.696cm" draw:start-shape="id96" draw:start-glue-point="5" draw:end-shape="id97" draw:end-glue-point="3" svg:d="M78449 80712h-501v1984h619" svg:viewBox="0 0 620 1985">
            <text:p/>
          </draw:connector>
          <draw:connector draw:style-name="gr4" draw:text-style-name="P3" draw:layer="layout" draw:line-skew="0cm 0.55cm" svg:x1="79.464cm" svg:y1="78.511cm" svg:x2="78.957cm" svg:y2="80.204cm" draw:start-shape="id94" draw:start-glue-point="7" draw:end-shape="id96" draw:end-glue-point="4" svg:d="M79464 78511h502v1651h-1009v42" svg:viewBox="0 0 1010 1694">
            <text:p/>
          </draw:connector>
          <draw:connector draw:style-name="gr4" draw:text-style-name="P3" draw:layer="layout" svg:x1="79.465cm" svg:y1="80.712cm" svg:x2="79.329cm" svg:y2="82.696cm" draw:start-shape="id96" draw:start-glue-point="7" draw:end-shape="id97" draw:end-glue-point="1" svg:d="M79465 80712h502v1984h-638" svg:viewBox="0 0 639 1985">
            <text:p/>
          </draw:connector>
          <draw:custom-shape draw:style-name="gr12" draw:text-style-name="P17" draw:layer="layout" svg:width="0.508cm" svg:height="0.508cm" svg:x="77.701cm" svg:y="79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1cm" svg:y="77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2cm" svg:y="8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0.508cm" svg:height="0.508cm" svg:x="77.694cm" svg:y="81.21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9.719cm" svg:y="81.2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651cm" svg:y="74.809cm">
            <text:p text:style-name="P4"><text:span text:style-name="T9">SS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695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72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582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595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266cm" svg:y="72.071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445cm" svg:y1="74.508cm" svg:x2="78.954cm" svg:y2="76.001cm" draw:start-shape="id93" draw:start-glue-point="5" draw:end-shape="id95" draw:end-glue-point="4" svg:d="M78445 74508h-501v1493h1010" svg:viewBox="0 0 1011 1494">
            <text:p/>
          </draw:connector>
          <draw:custom-shape draw:style-name="gr16" draw:text-style-name="P18" draw:layer="layout" svg:width="0.967cm" svg:height="0.508cm" svg:x="77.478cm" svg:y="74.739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7.687cm" svg:y="7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101" draw:id="id101" draw:layer="layout" svg:width="0.762cm" svg:height="0.762cm" svg:x="78.902cm" svg:y="105.9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796cm" svg:y1="98.108cm" svg:x2="79.291cm" svg:y2="101.603cm" draw:start-shape="id98" draw:start-glue-point="7" draw:end-shape="id99" draw:end-glue-point="4" svg:d="M79796 98108h1676v3495h-2181" svg:viewBox="0 0 2182 3496">
            <text:p/>
          </draw:connector>
          <draw:connector draw:style-name="gr4" draw:text-style-name="P3" draw:layer="layout" draw:line-skew="0cm 2.503cm" svg:x1="79.797cm" svg:y1="100.109cm" svg:x2="79.291cm" svg:y2="101.603cm" draw:start-shape="id100" draw:start-glue-point="7" draw:end-shape="id99" draw:end-glue-point="4" svg:d="M79797 100109h504v1494h-1010" svg:viewBox="0 0 1011 1495">
            <text:p/>
          </draw:connector>
          <draw:connector draw:style-name="gr9" draw:text-style-name="P3" draw:layer="layout" draw:type="line" svg:x1="79.291cm" svg:y1="94.457cm" svg:x2="79.288cm" svg:y2="97.6cm" draw:end-shape="id98" draw:end-glue-point="4" svg:d="M79291 94457l-3 3143" svg:viewBox="0 0 4 3144">
            <text:p/>
          </draw:connector>
          <draw:custom-shape draw:style-name="gr6" draw:text-style-name="P5" draw:layer="layout" svg:width="1.797cm" svg:height="1.799cm" svg:x="78.39cm" svg:y="92.6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8" draw:id="id98" draw:layer="layout" svg:width="1.016cm" svg:height="1.016cm" svg:x="78.78cm" svg:y="97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00" draw:id="id100" draw:layer="layout" svg:width="1.016cm" svg:height="1.016cm" svg:x="78.781cm" svg:y="99.6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9" draw:id="id99" draw:layer="layout" svg:width="1.016cm" svg:height="1.016cm" svg:x="78.783cm" svg:y="101.6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9.036cm" svg:y="96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781cm" svg:y1="100.109cm" svg:x2="79.291cm" svg:y2="101.603cm" draw:start-shape="id100" draw:start-glue-point="5" draw:end-shape="id99" draw:end-glue-point="4" svg:d="M78781 100109h-501v1494h1011" svg:viewBox="0 0 1012 1495">
            <text:p/>
          </draw:connector>
          <draw:connector draw:style-name="gr3" draw:text-style-name="P3" draw:layer="layout" svg:x1="78.783cm" svg:y1="102.111cm" svg:x2="78.902cm" svg:y2="106.296cm" draw:start-shape="id99" draw:start-glue-point="5" draw:end-shape="id101" svg:d="M78783 102111h-501v4185h620" svg:viewBox="0 0 621 4186">
            <text:p/>
          </draw:connector>
          <draw:connector draw:style-name="gr4" draw:text-style-name="P3" draw:layer="layout" svg:x1="79.799cm" svg:y1="102.111cm" svg:x2="79.664cm" svg:y2="106.296cm" draw:start-shape="id99" draw:start-glue-point="7" draw:end-shape="id101" draw:end-glue-point="1" svg:d="M79799 102111h502v4185h-637" svg:viewBox="0 0 638 4186">
            <text:p/>
          </draw:connector>
          <draw:custom-shape draw:style-name="gr12" draw:text-style-name="P17" draw:layer="layout" svg:width="0.508cm" svg:height="0.508cm" svg:x="78.036cm" svg:y="102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8.036cm" svg:y="100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80.054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986cm" svg:y="99.409cm">
            <text:p text:style-name="P4"><text:span text:style-name="T9">SS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917cm" svg:y="100.3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93cm" svg:y="100.3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601cm" svg:y="95.671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78cm" svg:y1="98.108cm" svg:x2="79.289cm" svg:y2="99.601cm" draw:start-shape="id98" draw:start-glue-point="5" draw:end-shape="id100" draw:end-glue-point="4" svg:d="M78780 98108h-501v1493h1010" svg:viewBox="0 0 1011 1494">
            <text:p/>
          </draw:connector>
          <draw:custom-shape draw:style-name="gr16" draw:text-style-name="P18" draw:layer="layout" svg:width="0.967cm" svg:height="0.508cm" svg:x="77.813cm" svg:y="98.339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8.022cm" svg:y="9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78.03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</draw:g>
        <draw:frame draw:style-name="gr60" draw:text-style-name="P47" draw:layer="layout" svg:width="31.8cm" svg:height="11.645cm" svg:x="42.5cm" svg:y="43.401cm">
          <draw:text-box>
            <text:p text:style-name="P46"><text:span text:style-name="T1">A GroBdd differs from a ROBDDs in several aspects:</text:span></text:p>
            <text:list text:style-name="L4">
              <text:list-item>
                <text:p text:style-name="P46"><text:span text:style-name="T1"><text:s/></text:span><text:span text:style-name="T1">Every edge is labeled by a transformation (represented using a polynomial size transformation descriptor). A transformation can remove variable(s).</text:span></text:p>
              </text:list-item>
              <text:list-item>
                <text:p text:style-name="P46"><text:span text:style-name="T1"><text:s/></text:span><text:span text:style-name="T1">Case disjunction is always performed on the first variable.</text:span></text:p>
              </text:list-item>
            </text:list>
          </draw:text-box>
        </draw:frame>
        <draw:frame draw:style-name="gr63" draw:text-style-name="P47" draw:layer="layout" svg:width="12.5cm" svg:height="6.581cm" svg:x="62.9cm" svg:y="69.8cm">
          <draw:text-box>
            <text:p text:style-name="P46"><text:span text:style-name="T1">An input (or variable) is useless iff it does not influence the result of the function, e.g. x2 in </text:span></text:p>
            <text:p text:style-name="P46"><text:span text:style-name="T1">(x1, x2, x3) → x1 /\ x3</text:span></text:p>
          </draw:text-box>
        </draw:frame>
        <draw:frame draw:style-name="gr64" draw:text-style-name="P48" draw:layer="layout" svg:width="11.8cm" svg:height="8.1cm" svg:x="62.9cm" svg:y="50cm">
          <draw:text-box>
            <text:p text:style-name="P44"><text:span text:style-name="T1">Transformations must respect some properties (e.g, composable) in order to ensure canonicity.</text:span></text:p>
          </draw:text-box>
        </draw:frame>
        <draw:custom-shape draw:style-name="gr65" draw:text-style-name="P8" draw:layer="layout" svg:width="15.3cm" svg:height="1.359cm" svg:x="63.8cm" svg:y="67.3cm">
          <text:p text:style-name="P4"><text:span text:style-name="T1">Extracting useless 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3cm" svg:height="1.359cm" svg:x="64.2cm" svg:y="91.7cm">
          <text:p text:style-name="P4"><text:span text:style-name="T1">Extracting 1-predictions</text:span></text:p>
          <draw:enhanced-geometry svg:viewBox="0 0 21600 21600" draw:type="rectangle" draw:enhanced-path="M 0 0 L 21600 0 21600 21600 0 21600 0 0 Z N"/>
        </draw:custom-shape>
        <draw:frame draw:style-name="gr60" draw:text-style-name="P47" draw:layer="layout" svg:width="32.1cm" svg:height="11.645cm" svg:x="42.4cm" svg:y="99.601cm">
          <draw:text-box>
            <text:p text:style-name="P46"><text:span text:style-name="T1">Let f be a Boolean function, we say that f admits a 1-prediction (i, ifx, thy), (with i being a integer and thx/thy being Booleans),</text:span></text:p>
            <text:p text:style-name="P46"><text:span text:style-name="T1"/></text:p>
            <text:p text:style-name="P46"><text:span text:style-name="T1">Iff:</text:span></text:p>
            <text:p text:style-name="P46"><text:span text:style-name="T1"/></text:p>
            <text:p text:style-name="P46"><text:span text:style-name="T1">1-predictions are a generalization of ZBDD’s reduction rule and (in average) allow a more compact representation (cf [9]) while being compatible with « output negation ».</text:span></text:p>
          </draw:text-box>
        </draw:frame>
        <draw:frame draw:style-name="gr67" draw:text-style-name="P20" draw:layer="layout" svg:width="25.514cm" svg:height="1.575cm" svg:x="44.6cm" svg:y="10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3:03:30.066963986</meta:creation-date>
    <meta:generator>LibreOffice/5.2.7.2$Linux_X86_64 LibreOffice_project/20m0$Build-2</meta:generator>
    <dc:date>2017-06-28T13:06:29.771631920</dc:date>
    <meta:editing-duration>PT13H57M12S</meta:editing-duration>
    <meta:editing-cycles>31</meta:editing-cycles>
    <meta:document-statistic meta:object-count="405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∈</mo>
        <msup>
          <mi>B</mi>
          <mi>n</mi>
        </msup>
      </mrow>
      <mi>,</mi>
      <mi>f</mi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i</mi>
                  <mo stretchy="false">−</mo>
                  <mn>1</mn>
                </mrow>
              </msub>
              <mi>,</mi>
              <mi mathvariant="italic">ifx</mi>
              <mi>,</mi>
              <msub>
                <mi>X</mi>
                <mi>i</mi>
              </msub>
              <mi>,</mi>
              <mn>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thy</mi>
      </mrow>
    </mrow>
    <annotation encoding="StarMath 5.0">forall ( X_1, ..., X_{n-1} ) in B^n, f( X_1, ..., X_{i-1}, ifx, X_i, .., X_{n-1} ) = thy</annotation>
  </semantics>
</math>
</file>